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solid" draw:textarea-vertical-align="middle"/>
    </style:style>
    <style:style style:name="gr2" style:family="graphic" style:parent-style-name="standard">
      <style:graphic-properties svg:stroke-color="#afd095" draw:fill-color="#dde8cb" draw:textarea-horizontal-align="justify" draw:textarea-vertical-align="middle" draw:auto-grow-height="false" fo:min-height="4.441cm" fo:min-width="3.564cm"/>
    </style:style>
    <style:style style:name="gr3" style:family="graphic" style:parent-style-name="objectwithoutfill">
      <style:graphic-properties draw:marker-start="Arrow" draw:marker-end="" draw:fill="solid" draw:textarea-vertical-align="middle"/>
    </style:style>
    <style:style style:name="gr4" style:family="graphic" style:parent-style-name="objectwithoutfill">
      <style:graphic-properties draw:marker-end="Arrow" draw:fill="solid" draw:textarea-vertical-align="middle"/>
    </style:style>
    <style:style style:name="gr5" style:family="graphic" style:parent-style-name="standard">
      <style:graphic-properties svg:stroke-color="#afd095" draw:fill-color="#dde8cb" draw:textarea-horizontal-align="justify" draw:textarea-vertical-align="middle" draw:auto-grow-height="false" fo:min-height="2.655cm" fo:min-width="4.662cm"/>
    </style:style>
    <style:style style:name="gr6" style:family="graphic" style:parent-style-name="standard">
      <style:graphic-properties svg:stroke-color="#b4c7dc" draw:fill-color="#dee6ef" draw:textarea-horizontal-align="justify" draw:textarea-vertical-align="middle" draw:auto-grow-height="false" fo:min-height="1.02cm" fo:min-width="4.707cm"/>
    </style:style>
    <style:style style:name="gr7" style:family="graphic" style:parent-style-name="objectwithoutfill">
      <style:graphic-properties draw:marker-end="Arrow" draw:marker-end-width="0.3cm" svg:stroke-opacity="100%" draw:fill="solid" draw:textarea-vertical-align="middle"/>
    </style:style>
    <style:style style:name="gr8" style:family="graphic" style:parent-style-name="standard">
      <style:graphic-properties svg:stroke-color="#b4c7dc" draw:fill-color="#dee6ef" draw:textarea-horizontal-align="justify" draw:textarea-vertical-align="middle" draw:auto-grow-height="false" fo:min-height="1.02cm" fo:min-width="4.072cm"/>
    </style:style>
    <style:style style:name="gr9" style:family="graphic" style:parent-style-name="standard">
      <style:graphic-properties svg:stroke-color="#b4c7dc" draw:fill-color="#dee6ef" draw:textarea-horizontal-align="justify" draw:textarea-vertical-align="middle" draw:auto-grow-height="false" fo:min-height="1.02cm" fo:min-width="4.961cm"/>
    </style:style>
    <style:style style:name="gr10" style:family="graphic" style:parent-style-name="standard">
      <style:graphic-properties svg:stroke-color="#afd095" draw:fill-color="#dde8cb" draw:textarea-horizontal-align="justify" draw:textarea-vertical-align="middle" draw:auto-grow-height="false" fo:min-height="2.925cm" fo:min-width="3.564cm"/>
    </style:style>
    <style:style style:name="gr11" style:family="graphic" style:parent-style-name="standard">
      <style:graphic-properties svg:stroke-color="#afd095" draw:fill-color="#dde8cb" draw:textarea-horizontal-align="justify" draw:textarea-vertical-align="middle" draw:auto-grow-height="false" fo:min-height="2.036cm" fo:min-width="3.564cm"/>
    </style:style>
    <style:style style:name="gr12" style:family="graphic" style:parent-style-name="standard">
      <style:graphic-properties svg:stroke-color="#e8f2a1" draw:fill-color="#f6f9d4" draw:textarea-horizontal-align="justify" draw:textarea-vertical-align="middle" draw:auto-grow-height="false" fo:min-height="1.097cm" fo:min-width="1.75cm"/>
    </style:style>
    <style:style style:name="gr13" style:family="graphic" style:parent-style-name="standard">
      <style:graphic-properties svg:stroke-color="#e8f2a1" draw:fill-color="#f6f9d4" draw:textarea-horizontal-align="justify" draw:textarea-vertical-align="middle" draw:auto-grow-height="false" fo:min-height="1.188cm" fo:min-width="1.75cm"/>
    </style:style>
    <style:style style:name="gr14" style:family="graphic" style:parent-style-name="standard">
      <style:graphic-properties svg:stroke-color="#b4c7dc" draw:fill-color="#dee6ef" draw:textarea-horizontal-align="justify" draw:textarea-vertical-align="middle" draw:auto-grow-height="false" fo:min-height="1.02cm" fo:min-width="3.695cm"/>
    </style:style>
    <style:style style:name="gr15" style:family="graphic" style:parent-style-name="standard">
      <style:graphic-properties svg:stroke-color="#b4c7dc" draw:fill-color="#dee6ef" draw:textarea-horizontal-align="justify" draw:textarea-vertical-align="middle" draw:auto-grow-height="false" fo:min-height="1.02cm" fo:min-width="5.215cm"/>
    </style:style>
    <style:style style:name="gr16" style:family="graphic" style:parent-style-name="standard">
      <style:graphic-properties svg:stroke-color="#ffe994" draw:fill-color="#fff5ce" draw:textarea-horizontal-align="justify" draw:textarea-vertical-align="middle" draw:auto-grow-height="false" fo:min-height="3.147cm" fo:min-width="2.802cm"/>
    </style:style>
    <style:style style:name="gr17" style:family="graphic" style:parent-style-name="standard">
      <style:graphic-properties svg:stroke-color="#ffe994" draw:fill-color="#fff5ce" draw:textarea-horizontal-align="justify" draw:textarea-vertical-align="middle" draw:auto-grow-height="false" fo:min-height="1.877cm" fo:min-width="2.802cm"/>
    </style:style>
    <style:style style:name="gr18" style:family="graphic" style:parent-style-name="standard">
      <style:graphic-properties svg:stroke-color="#afd095" draw:fill-color="#dde8cb" draw:textarea-horizontal-align="justify" draw:textarea-vertical-align="middle" draw:auto-grow-height="false" fo:min-height="1.655cm" fo:min-width="4.326cm"/>
    </style:style>
    <style:style style:name="gr19" style:family="graphic" style:parent-style-name="standard">
      <style:graphic-properties draw:stroke="none" draw:fill="none" draw:textarea-horizontal-align="justify" draw:textarea-vertical-align="middle" draw:auto-grow-height="false" fo:min-height="0.512cm" fo:min-width="2.167cm"/>
    </style:style>
    <style:style style:name="gr20" style:family="graphic" style:parent-style-name="standard" style:list-style-name="L1">
      <style:graphic-properties svg:stroke-color="#afd095" draw:fill-color="#dde8cb" draw:textarea-horizontal-align="justify" draw:textarea-vertical-align="middle" draw:auto-grow-height="false" fo:min-height="4.147cm" fo:min-width="3.935cm"/>
    </style:style>
    <style:style style:name="gr21" style:family="graphic" style:parent-style-name="standard">
      <style:graphic-properties svg:stroke-color="#afd095" draw:fill-color="#dde8cb" draw:textarea-horizontal-align="justify" draw:textarea-vertical-align="middle" draw:auto-grow-height="false" fo:min-height="3.303cm" fo:min-width="3.456cm"/>
    </style:style>
    <style:style style:name="gr22" style:family="graphic" style:parent-style-name="standard">
      <style:graphic-properties svg:stroke-color="#afd095" draw:fill-color="#dde8cb" draw:textarea-horizontal-align="justify" draw:textarea-vertical-align="middle" draw:auto-grow-height="false" fo:min-height="4.695cm" fo:min-width="3.564cm"/>
    </style:style>
    <style:style style:name="gr23" style:family="graphic" style:parent-style-name="standard">
      <style:graphic-properties svg:stroke-color="#afd095" draw:fill-color="#dde8cb" draw:textarea-horizontal-align="justify" draw:textarea-vertical-align="middle" draw:auto-grow-height="false" fo:min-height="2.036cm" fo:min-width="4.342cm"/>
    </style:style>
    <style:style style:name="gr24" style:family="graphic" style:parent-style-name="standard">
      <style:graphic-properties svg:stroke-color="#afd095" draw:fill-color="#dde8cb" draw:textarea-horizontal-align="justify" draw:textarea-vertical-align="middle" draw:auto-grow-height="false" fo:min-height="2.036cm" fo:min-width="5.104cm"/>
    </style:style>
    <style:style style:name="gr25" style:family="graphic" style:parent-style-name="standard" style:list-style-name="L1">
      <style:graphic-properties svg:stroke-color="#afd095" draw:fill-color="#dde8cb" draw:textarea-horizontal-align="justify" draw:textarea-vertical-align="middle" draw:auto-grow-height="false" fo:min-height="2.163cm" fo:min-width="3.564cm"/>
    </style:style>
    <style:style style:name="gr26" style:family="graphic" style:parent-style-name="standard">
      <style:graphic-properties svg:stroke-color="#b4c7dc" draw:fill-color="#dee6ef" draw:textarea-horizontal-align="justify" draw:textarea-vertical-align="middle" draw:auto-grow-height="false" fo:min-height="1.02cm" fo:min-width="3.437cm"/>
    </style:style>
    <style:style style:name="gr27" style:family="graphic" style:parent-style-name="standard">
      <style:graphic-properties svg:stroke-color="#e8f2a1" draw:fill-color="#f6f9d4" draw:textarea-horizontal-align="justify" draw:textarea-vertical-align="middle" draw:auto-grow-height="false" fo:min-height="0.852cm" fo:min-width="2.133cm"/>
    </style:style>
    <style:style style:name="gr28" style:family="graphic" style:parent-style-name="standard">
      <style:graphic-properties svg:stroke-color="#b4c7dc" draw:fill-color="#dee6ef" draw:textarea-horizontal-align="justify" draw:textarea-vertical-align="middle" draw:auto-grow-height="false" fo:min-height="1.02cm" fo:min-width="5.61cm"/>
    </style:style>
    <style:style style:name="gr29" style:family="graphic" style:parent-style-name="standard">
      <style:graphic-properties svg:stroke-color="#afd095" draw:fill-color="#dde8cb" draw:textarea-horizontal-align="justify" draw:textarea-vertical-align="middle" draw:auto-grow-height="false" fo:min-height="4.068cm" fo:min-width="2.802cm"/>
    </style:style>
    <style:style style:name="gr30" style:family="graphic" style:parent-style-name="standard">
      <style:graphic-properties svg:stroke-color="#afd095" draw:fill-color="#dde8cb" draw:textarea-horizontal-align="justify" draw:textarea-vertical-align="middle" draw:auto-grow-height="false" fo:min-height="4.576cm" fo:min-width="3.357cm"/>
    </style:style>
    <style:style style:name="gr31" style:family="graphic" style:parent-style-name="standard">
      <style:graphic-properties svg:stroke-color="#afd095" draw:fill-color="#dde8cb" draw:textarea-horizontal-align="justify" draw:textarea-vertical-align="middle" draw:auto-grow-height="false" fo:min-height="2.752cm" fo:min-width="2.802cm"/>
    </style:style>
    <style:style style:name="gr32" style:family="graphic" style:parent-style-name="standard">
      <style:graphic-properties svg:stroke-color="#cccccc" draw:fill-color="#eeeeee" draw:textarea-horizontal-align="justify" draw:textarea-vertical-align="middle" draw:auto-grow-height="false" fo:min-height="5.783cm" fo:min-width="3.811cm"/>
    </style:style>
    <style:style style:name="gr33" style:family="graphic" style:parent-style-name="standard" style:list-style-name="L1">
      <style:graphic-properties svg:stroke-color="#afd095" draw:fill-color="#dde8cb" draw:textarea-horizontal-align="justify" draw:textarea-vertical-align="middle" draw:auto-grow-height="false" fo:min-height="5.592cm" fo:min-width="3.894cm"/>
    </style:style>
    <style:style style:name="gr34" style:family="graphic" style:parent-style-name="standard">
      <style:graphic-properties svg:stroke-color="#ff6d6d" draw:fill-color="#f7d1d5" draw:textarea-horizontal-align="justify" draw:textarea-vertical-align="middle" draw:auto-grow-height="false" fo:min-height="7.37cm" fo:min-width="3.664cm"/>
    </style:style>
    <style:style style:name="gr35" style:family="graphic" style:parent-style-name="standard">
      <style:graphic-properties svg:stroke-color="#ff6d6d" draw:fill-color="#f7d1d5" draw:textarea-horizontal-align="justify" draw:textarea-vertical-align="middle" draw:auto-grow-height="false" fo:min-height="6.727cm" fo:min-width="3.353cm"/>
    </style:style>
    <style:style style:name="gr36" style:family="graphic" style:parent-style-name="standard">
      <style:graphic-properties svg:stroke-color="#ff6d6d" draw:fill-color="#f7d1d5" draw:textarea-horizontal-align="justify" draw:textarea-vertical-align="middle" draw:auto-grow-height="false" fo:min-height="6.981cm" fo:min-width="3.564cm"/>
    </style:style>
    <style:style style:name="gr37" style:family="graphic" style:parent-style-name="standard">
      <style:graphic-properties svg:stroke-color="#ff6d6d" draw:fill-color="#f7d1d5" draw:textarea-horizontal-align="justify" draw:textarea-vertical-align="middle" draw:auto-grow-height="false" fo:min-height="5.338cm" fo:min-width="3.726cm"/>
    </style:style>
    <style:style style:name="gr38" style:family="graphic" style:parent-style-name="standard">
      <style:graphic-properties svg:stroke-color="#ffe994" draw:fill-color="#fff5ce" draw:textarea-horizontal-align="justify" draw:textarea-vertical-align="middle" draw:auto-grow-height="false" fo:min-height="5.684cm" fo:min-width="3.619cm"/>
    </style:style>
    <style:style style:name="gr39" style:family="graphic" style:parent-style-name="standard" style:list-style-name="L1">
      <style:graphic-properties svg:stroke-color="#cccccc" svg:stroke-opacity="50%" draw:fill-color="#eeeeee" draw:opacity="60%" draw:textarea-horizontal-align="justify" draw:textarea-vertical-align="middle" draw:auto-grow-height="false" fo:min-height="1.647cm" fo:min-width="3.31cm"/>
    </style:style>
    <style:style style:name="gr40" style:family="graphic" style:parent-style-name="standard">
      <style:graphic-properties svg:stroke-color="#b4c7dc" draw:fill-color="#dee6ef" draw:textarea-horizontal-align="justify" draw:textarea-vertical-align="middle" draw:auto-grow-height="false" fo:min-height="1.02cm" fo:min-width="3.945cm"/>
    </style:style>
    <style:style style:name="gr41" style:family="graphic" style:parent-style-name="standard">
      <style:graphic-properties svg:stroke-color="#afd095" draw:fill-color="#dde8cb" draw:textarea-horizontal-align="justify" draw:textarea-vertical-align="middle" draw:auto-grow-height="false" fo:min-height="1.78cm" fo:min-width="2.802cm"/>
    </style:style>
    <style:style style:name="gr42" style:family="graphic" style:parent-style-name="standard">
      <style:graphic-properties svg:stroke-color="#afd095" draw:fill-color="#dde8cb" draw:textarea-horizontal-align="justify" draw:textarea-vertical-align="middle" draw:auto-grow-height="false" fo:min-height="3.29cm" fo:min-width="4.326cm"/>
    </style:style>
    <style:style style:name="gr43" style:family="graphic" style:parent-style-name="standard" style:list-style-name="L1">
      <style:graphic-properties svg:stroke-color="#afd095" draw:fill-color="#dde8cb" draw:textarea-horizontal-align="justify" draw:textarea-vertical-align="middle" draw:auto-grow-height="false" fo:min-height="2.655cm" fo:min-width="3.564cm"/>
    </style:style>
    <style:style style:name="gr44" style:family="graphic" style:parent-style-name="standard">
      <style:graphic-properties svg:stroke-color="#afd095" draw:fill-color="#dde8cb" draw:textarea-horizontal-align="justify" draw:textarea-vertical-align="middle" draw:auto-grow-height="false" fo:min-height="2.655cm" fo:min-width="3.564cm"/>
    </style:style>
    <style:style style:name="gr45" style:family="graphic" style:parent-style-name="standard">
      <style:graphic-properties svg:stroke-color="#ffe994" draw:fill-color="#fff5ce" draw:textarea-horizontal-align="justify" draw:textarea-vertical-align="middle" draw:auto-grow-height="false" fo:min-height="5.684cm" fo:min-width="4.087cm"/>
    </style:style>
    <style:style style:name="gr46" style:family="graphic" style:parent-style-name="objectwithoutfill">
      <style:graphic-properties draw:marker-end="Arrow" draw:marker-end-width="0.3cm" svg:stroke-opacity="40%" draw:fill="solid" draw:textarea-vertical-align="middle"/>
    </style:style>
    <style:style style:name="gr47" style:family="graphic" style:parent-style-name="standard">
      <style:graphic-properties svg:stroke-color="#b4c7dc" draw:fill-color="#dee6ef" draw:textarea-horizontal-align="justify" draw:textarea-vertical-align="middle" draw:auto-grow-height="false" fo:min-height="1.02cm" fo:min-width="5.088cm"/>
    </style:style>
    <style:style style:name="gr48" style:family="graphic" style:parent-style-name="standard">
      <style:graphic-properties svg:stroke-color="#ffe994" draw:fill-color="#fff5ce" draw:textarea-horizontal-align="justify" draw:textarea-vertical-align="middle" draw:auto-grow-height="false" fo:min-height="3.147cm" fo:min-width="5.279cm"/>
    </style:style>
    <style:style style:name="gr49" style:family="graphic" style:parent-style-name="standard">
      <style:graphic-properties svg:stroke-color="#ffe994" draw:fill-color="#fff5ce" draw:textarea-horizontal-align="justify" draw:textarea-vertical-align="middle" draw:auto-grow-height="false" fo:min-height="5.418cm" fo:min-width="5.279cm"/>
    </style:style>
    <style:style style:name="gr50" style:family="graphic" style:parent-style-name="standard" style:list-style-name="L1">
      <style:graphic-properties svg:stroke-color="#afd095" draw:fill-color="#dde8cb" draw:textarea-horizontal-align="justify" draw:textarea-vertical-align="middle" draw:auto-grow-height="false" fo:min-height="2.036cm" fo:min-width="4.453cm"/>
    </style:style>
    <style:style style:name="gr51" style:family="graphic" style:parent-style-name="standard">
      <style:graphic-properties svg:stroke-color="#e8f2a1" draw:fill-color="#f6f9d4" draw:textarea-horizontal-align="justify" draw:textarea-vertical-align="middle" draw:auto-grow-height="false" fo:min-height="1.726cm" fo:min-width="2.29cm"/>
    </style:style>
    <style:style style:name="gr52" style:family="graphic" style:parent-style-name="standard" style:list-style-name="L1">
      <style:graphic-properties svg:stroke-color="#afd095" draw:fill-color="#dde8cb" draw:textarea-horizontal-align="justify" draw:textarea-vertical-align="middle" draw:auto-grow-height="false" fo:min-height="3.099cm" fo:min-width="4.453cm"/>
    </style:style>
    <style:style style:name="gr53" style:family="graphic" style:parent-style-name="standard">
      <style:graphic-properties svg:stroke-color="#b4c7dc" draw:fill-color="#dee6ef" draw:textarea-horizontal-align="justify" draw:textarea-vertical-align="middle" draw:auto-grow-height="false" fo:min-height="1.82cm" fo:min-width="4.331cm"/>
    </style:style>
    <style:style style:name="gr54" style:family="graphic" style:parent-style-name="objectwithoutfill">
      <style:graphic-properties draw:marker-end="" draw:marker-end-width="0.3cm" draw:fill="solid" draw:textarea-vertical-align="middle"/>
    </style:style>
    <style:style style:name="gr55" style:family="graphic" style:parent-style-name="standard">
      <style:graphic-properties svg:stroke-color="#afd095" draw:fill-color="#dde8cb" draw:textarea-horizontal-align="justify" draw:textarea-vertical-align="middle" draw:auto-grow-height="false" fo:min-height="4.195cm" fo:min-width="2.897cm"/>
    </style:style>
    <style:style style:name="P1" style:family="paragraph">
      <loext:graphic-properties draw:fill="solid"/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-color="#dde8cb"/>
      <style:paragraph-properties fo:text-align="start"/>
      <style:text-properties fo:font-size="14pt" style:font-size-asian="14pt" style:font-size-complex="14pt"/>
    </style:style>
    <style:style style:name="P4" style:family="paragraph">
      <loext:graphic-properties draw:fill-color="#dee6ef"/>
      <style:paragraph-properties fo:text-align="start"/>
      <style:text-properties fo:font-size="14pt" style:font-size-asian="14pt" style:font-size-complex="14pt"/>
    </style:style>
    <style:style style:name="P5" style:family="paragraph">
      <style:paragraph-properties fo:margin-left="0cm" fo:margin-right="0cm" fo:text-align="start" fo:text-indent="0cm"/>
    </style:style>
    <style:style style:name="P6" style:family="paragraph">
      <style:paragraph-properties fo:text-align="center"/>
    </style:style>
    <style:style style:name="P7" style:family="paragraph">
      <loext:graphic-properties draw:fill-color="#f6f9d4"/>
      <style:paragraph-properties fo:text-align="center"/>
      <style:text-properties fo:font-size="9pt" style:font-size-asian="9pt" style:font-size-complex="9pt"/>
    </style:style>
    <style:style style:name="P8" style:family="paragraph">
      <style:paragraph-properties fo:margin-left="0cm" fo:margin-right="0cm" fo:margin-top="0cm" fo:margin-bottom="0cm" fo:line-height="100%" fo:text-align="start" fo:text-indent="0cm"/>
    </style:style>
    <style:style style:name="P9" style:family="paragraph">
      <loext:graphic-properties draw:fill-color="#fff5ce"/>
      <style:paragraph-properties fo:text-align="start"/>
      <style:text-properties fo:font-size="14pt" style:font-size-asian="14pt" style:font-size-complex="14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-color="#dde8cb"/>
      <style:paragraph-properties fo:margin-left="0cm" fo:margin-right="0cm" fo:text-align="start" fo:text-indent="0cm"/>
      <style:text-properties style:font-name="Liberation Sans" fo:font-size="14pt" style:letter-kerning="true" style:font-name-asian="Noto Sans CJK JP Regular" style:font-size-asian="14pt" style:font-name-complex="FreeSans" style:font-size-complex="14pt"/>
    </style:style>
    <style:style style:name="P12" style:family="paragraph">
      <loext:graphic-properties draw:fill-color="#dde8cb"/>
      <style:paragraph-properties fo:margin-left="0cm" fo:margin-right="0cm" fo:text-align="start" fo:text-indent="0cm"/>
      <style:text-properties fo:font-size="14pt" style:font-size-asian="14pt" style:font-size-complex="14pt"/>
    </style:style>
    <style:style style:name="P13" style:family="paragraph">
      <loext:graphic-properties draw:fill-color="#eeeeee"/>
      <style:paragraph-properties fo:text-align="start"/>
      <style:text-properties fo:font-size="10pt" style:font-size-asian="10pt" style:font-size-complex="10pt"/>
    </style:style>
    <style:style style:name="P14" style:family="paragraph">
      <loext:graphic-properties draw:fill-color="#f7d1d5"/>
      <style:paragraph-properties fo:text-align="start"/>
      <style:text-properties fo:font-size="14pt" style:font-size-asian="14pt" style:font-size-complex="14pt"/>
    </style:style>
    <style:style style:name="P15" style:family="paragraph">
      <loext:graphic-properties draw:fill-color="#eeeeee" draw:opacity="60%"/>
      <style:paragraph-properties fo:margin-left="0cm" fo:margin-right="0cm" fo:margin-top="0cm" fo:margin-bottom="0cm" fo:line-height="100%" fo:text-align="start" fo:text-indent="0cm"/>
      <style:text-properties style:font-name="Liberation Sans" fo:font-size="9pt" style:letter-kerning="true" style:font-name-asian="Noto Sans CJK JP Regular" style:font-size-asian="9pt" style:font-name-complex="FreeSans" style:font-size-complex="9pt"/>
    </style:style>
    <style:style style:name="P16" style:family="paragraph">
      <loext:graphic-properties draw:fill-color="#dde8cb"/>
      <style:paragraph-properties fo:margin-left="0cm" fo:margin-right="0cm" fo:margin-top="0cm" fo:margin-bottom="0cm" fo:line-height="100%" fo:text-align="start" fo:text-indent="0cm"/>
      <style:text-properties style:font-name="Liberation Sans" fo:font-size="14pt" style:letter-kerning="true" style:font-name-asian="Noto Sans CJK JP Regular" style:font-size-asian="14pt" style:font-name-complex="FreeSans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style:font-name="Liberation Sans" fo:font-size="14pt" style:letter-kerning="true" style:font-name-asian="Noto Sans CJK JP Regular" style:font-size-asian="14pt" style:font-name-complex="FreeSans" style:font-size-complex="14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9pt" fo:font-weight="bold" style:font-size-asian="9pt" style:font-weight-asian="bold" style:font-size-complex="9pt" style:font-weight-complex="bold"/>
    </style:style>
    <style:style style:name="T5" style:family="text">
      <style:text-properties style:font-name="Liberation Sans" fo:font-size="10pt" style:letter-kerning="true" style:font-name-asian="Noto Sans CJK JP Regular" style:font-size-asian="10pt" style:font-name-complex="FreeSans" style:font-size-complex="10pt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normal" style:letter-kerning="true" style:font-name-asian="Noto Sans CJK JP Regular" style:font-size-asian="9pt" style:font-style-asian="normal" style:font-weight-asian="normal" style:font-name-complex="FreeSans" style:font-size-complex="9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style:font-name="Liberation Sans" fo:font-size="9pt" style:letter-kerning="true" style:font-name-asian="Noto Sans CJK JP Regular" style:font-size-asian="9pt" style:font-name-complex="FreeSans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draw:type="line" svg:x1="45.116cm" svg:y1="13.954cm" svg:x2="45.089cm" svg:y2="28.559cm" draw:start-shape="id1" draw:start-glue-point="2" draw:end-shape="id2" draw:end-glue-point="0" svg:d="M45116 13954l-27 14605" svg:viewBox="0 0 28 14606">
          <text:p/>
        </draw:connector>
        <draw:connector draw:style-name="gr1" draw:text-style-name="P1" draw:layer="layout" draw:type="line" svg:x1="35.329cm" svg:y1="4.201cm" svg:x2="28.178cm" svg:y2="14.354cm" draw:start-shape="id3" draw:start-glue-point="2" draw:end-shape="id4" draw:end-glue-point="0" svg:d="M35329 4201l-7151 10153" svg:viewBox="0 0 7152 10154">
          <text:p/>
        </draw:connector>
        <draw:custom-shape draw:style-name="gr2" draw:text-style-name="P3" xml:id="id34" draw:id="id34" draw:layer="layout" svg:width="4.064cm" svg:height="4.691cm" svg:x="21.131cm" svg:y="1.008cm">
          <text:p text:style-name="P2"><text:span text:style-name="T1">names</text:span></text:p>
          <text:p text:style-name="P2"><text:span text:style-name="T1">---</text:span></text:p>
          <text:p text:style-name="P2"><text:span text:style-name="T1">poeple_id</text:span></text:p>
          <text:p text:style-name="P2"><text:span text:style-name="T1">organizatio</text:span><text:span text:style-name="T1">n_id</text:span></text:p>
          <text:p text:style-name="P2"><text:span text:style-name="T1">firstname</text:span></text:p>
          <text:p text:style-name="P2"><text:span text:style-name="T1">name</text:span></text:p>
          <text:p text:style-name="P2"><text:span text:style-name="T1">title</text:span></text:p>
          <text:p text:style-name="P2"><text:span text:style-name="T1">addition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23.225cm" svg:y1="13.981cm" svg:x2="20.558cm" svg:y2="14.462cm" draw:start-shape="id5" draw:start-glue-point="2" draw:end-shape="id6" draw:end-glue-point="1" svg:d="M23225 13981l-2667 481" svg:viewBox="0 0 2668 482">
          <text:p/>
        </draw:connector>
        <draw:connector draw:style-name="gr4" draw:text-style-name="P1" draw:layer="layout" draw:type="line" svg:x1="20.558cm" svg:y1="14.462cm" svg:x2="23.275cm" svg:y2="17.383cm" draw:start-shape="id6" draw:start-glue-point="1" draw:end-shape="id7" draw:end-glue-point="0" svg:d="M20558 14462l2717 2921" svg:viewBox="0 0 2718 2922">
          <text:p/>
        </draw:connector>
        <draw:custom-shape draw:style-name="gr5" draw:text-style-name="P3" xml:id="id14" draw:id="id14" draw:layer="layout" svg:width="5.162cm" svg:height="2.905cm" svg:x="23.905cm" svg:y="37.592cm">
          <text:p text:style-name="P2"><text:span text:style-name="T1">place_type</text:span></text:p>
          <text:p text:style-name="P2"><text:span text:style-name="T1">---</text:span></text:p>
          <text:p text:style-name="P2"><text:span text:style-name="T1">name</text:span></text:p>
          <text:p text:style-name="P2"><text:span text:style-name="T1">line1_description</text:span></text:p>
          <text:p text:style-name="P2"><text:span text:style-name="T1">line2_description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type="line" svg:x1="20.558cm" svg:y1="14.462cm" svg:x2="25.765cm" svg:y2="16.124cm" draw:start-shape="id6" draw:start-glue-point="1" draw:end-shape="id4" draw:end-glue-point="3" svg:d="M20558 14462l5207 1662" svg:viewBox="0 0 5208 1663">
          <text:p/>
        </draw:connector>
        <draw:custom-shape draw:style-name="gr6" draw:text-style-name="P4" xml:id="id8" draw:id="id8" draw:layer="layout" svg:width="5.207cm" svg:height="1.27cm" svg:x="36.098cm" svg:y="15.389cm">
          <text:p text:style-name="P2"><text:span text:style-name="T1">collections_to_</text:span><text:span text:style-name="T1">org[..]</text:span>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draw:type="line" svg:x1="36.098cm" svg:y1="16.024cm" svg:x2="30.591cm" svg:y2="16.124cm" draw:start-shape="id8" draw:start-glue-point="3" draw:end-shape="id4" draw:end-glue-point="1" svg:d="M36098 16024l-5507 100" svg:viewBox="0 0 5508 101">
          <text:p/>
        </draw:connector>
        <draw:connector draw:style-name="gr1" draw:text-style-name="P1" draw:layer="layout" draw:type="line" svg:x1="36.098cm" svg:y1="16.024cm" svg:x2="35.325cm" svg:y2="20.304cm" draw:start-shape="id8" draw:start-glue-point="3" draw:end-shape="id9" draw:end-glue-point="1" svg:d="M36098 16024l-773 4280" svg:viewBox="0 0 774 4281">
          <text:p/>
        </draw:connector>
        <draw:connector draw:style-name="gr1" draw:text-style-name="P1" draw:layer="layout" draw:type="line" svg:x1="36.098cm" svg:y1="16.024cm" svg:x2="34.782cm" svg:y2="10.338cm" draw:start-shape="id8" draw:start-glue-point="3" draw:end-shape="id10" draw:end-glue-point="1" svg:d="M36098 16024l-1316-5686" svg:viewBox="0 0 1317 5687">
          <text:p/>
        </draw:connector>
        <draw:custom-shape draw:style-name="gr8" draw:text-style-name="P4" xml:id="id11" draw:id="id11" draw:layer="layout" svg:width="4.572cm" svg:height="1.27cm" svg:x="25.857cm" svg:y="2.983cm">
          <text:p text:style-name="P2"><text:span text:style-name="T1">people_to</text:span><text:span text:style-name="T1">_org[...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1" draw:layer="layout" draw:type="line" svg:x1="28.143cm" svg:y1="4.253cm" svg:x2="28.178cm" svg:y2="14.354cm" draw:start-shape="id11" draw:start-glue-point="2" draw:end-shape="id4" draw:end-glue-point="0" svg:d="M28143 4253l35 10101" svg:viewBox="0 0 36 10102">
          <text:p/>
        </draw:connector>
        <draw:connector draw:style-name="gr1" draw:text-style-name="P1" draw:layer="layout" draw:type="line" svg:x1="28.143cm" svg:y1="4.253cm" svg:x2="30.929cm" svg:y2="10.338cm" draw:start-shape="id11" draw:start-glue-point="2" draw:end-shape="id10" draw:end-glue-point="3" svg:d="M28143 4253l2786 6085" svg:viewBox="0 0 2787 6086">
          <text:p/>
        </draw:connector>
        <draw:connector draw:style-name="gr1" draw:text-style-name="P1" draw:layer="layout" draw:type="line" svg:x1="28.143cm" svg:y1="4.253cm" svg:x2="25.257cm" svg:y2="10.365cm" draw:start-shape="id11" draw:start-glue-point="2" draw:end-shape="id5" draw:end-glue-point="1" svg:d="M28143 4253l-2886 6112" svg:viewBox="0 0 2887 6113">
          <text:p/>
        </draw:connector>
        <draw:connector draw:style-name="gr1" draw:text-style-name="P1" draw:layer="layout" draw:type="line" svg:x1="29.194cm" svg:y1="24.622cm" svg:x2="25.357cm" svg:y2="21.193cm" draw:start-shape="id12" draw:start-glue-point="0" draw:end-shape="id7" draw:end-glue-point="1" svg:d="M29194 24622l-3837-3429" svg:viewBox="0 0 3838 3430">
          <text:p/>
        </draw:connector>
        <draw:connector draw:style-name="gr1" draw:text-style-name="P1" draw:layer="layout" draw:type="line" svg:x1="29.194cm" svg:y1="24.622cm" svg:x2="31.099cm" svg:y2="20.304cm" draw:start-shape="id12" draw:start-glue-point="0" draw:end-shape="id9" draw:end-glue-point="3" svg:d="M29194 24622l1905-4318" svg:viewBox="0 0 1906 4319">
          <text:p/>
        </draw:connector>
        <draw:connector draw:style-name="gr7" draw:text-style-name="P1" draw:layer="layout" draw:type="line" svg:x1="29.194cm" svg:y1="24.622cm" svg:x2="28.178cm" svg:y2="17.894cm" draw:start-shape="id12" draw:start-glue-point="0" draw:end-shape="id4" draw:end-glue-point="2" svg:d="M29194 24622l-1016-6728" svg:viewBox="0 0 1017 6729">
          <text:p/>
        </draw:connector>
        <draw:custom-shape draw:style-name="gr9" draw:text-style-name="P4" xml:id="id3" draw:id="id3" draw:layer="layout" svg:width="5.461cm" svg:height="1.27cm" svg:x="32.599cm" svg:y="2.931cm">
          <text:p text:style-name="P2"><text:span text:style-name="T1">people_to</text:span><text:span text:style-name="T1">_collectio</text:span><text:span text:style-name="T1">ns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type="line" svg:x1="19.276cm" svg:y1="34.677cm" svg:x2="26.486cm" svg:y2="37.592cm" draw:start-shape="id13" draw:start-glue-point="1" draw:end-shape="id14" draw:end-glue-point="0" svg:d="M19276 34677l7210 2915" svg:viewBox="0 0 7211 2916">
          <text:p/>
        </draw:connector>
        <draw:custom-shape draw:style-name="gr10" draw:text-style-name="P3" xml:id="id16" draw:id="id16" draw:layer="layout" svg:width="4.064cm" svg:height="2.413cm" svg:x="53.276cm" svg:y="34.528cm">
          <text:p text:style-name="P5"><text:span text:style-name="T2">projects</text:span></text:p>
          <text:p text:style-name="P5"><text:span text:style-name="T2">---</text:span></text:p>
          <text:p text:style-name="P5"><text:span text:style-name="T2">description</text:span></text:p>
          <draw:enhanced-geometry svg:viewBox="0 0 21600 21600" draw:type="rectangle" draw:enhanced-path="M 0 0 L 21600 0 21600 21600 0 21600 0 0 Z N"/>
        </draw:custom-shape>
        <draw:custom-shape draw:style-name="gr9" draw:text-style-name="P4" xml:id="id15" draw:id="id15" draw:layer="layout" svg:width="5.461cm" svg:height="1.27cm" svg:x="52.562cm" svg:y="39.354cm">
          <text:p text:style-name="P2"><text:span text:style-name="T1">projects_to_x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type="line" svg:x1="55.292cm" svg:y1="39.354cm" svg:x2="55.308cm" svg:y2="36.941cm" draw:start-shape="id15" draw:start-glue-point="0" draw:end-shape="id16" draw:end-glue-point="2" svg:d="M55292 39354l16-2413" svg:viewBox="0 0 17 2414">
          <text:p/>
        </draw:connector>
        <draw:custom-shape draw:style-name="gr11" draw:text-style-name="P3" xml:id="id17" draw:id="id17" draw:layer="layout" svg:width="4.064cm" svg:height="2.286cm" svg:x="11.384cm" svg:y="8.298cm">
          <text:p text:style-name="P2"><text:span text:style-name="T1">people_types</text:span></text:p>
          <text:p text:style-name="P2"><text:span text:style-name="T1">---</text:span></text:p>
          <text:p text:style-name="P2"><text:span text:style-name="T1">name</text:span></text:p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3.182cm" svg:height="1.905cm" svg:x="10.276cm" svg:y="6.52cm">
          <text:p text:style-name="P6"><text:span text:style-name="T3">Photographer,</text:span></text:p>
          <text:p text:style-name="P6"><text:span text:style-name="T3">Author, Subjec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line" svg:x1="21.193cm" svg:y1="10.365cm" svg:x2="15.448cm" svg:y2="9.441cm" draw:start-shape="id5" draw:start-glue-point="3" draw:end-shape="id17" draw:end-glue-point="1" svg:d="M21193 10365l-5745-924" svg:viewBox="0 0 5746 925">
          <text:p/>
        </draw:connector>
        <draw:custom-shape draw:style-name="gr13" draw:text-style-name="P7" draw:layer="layout" svg:width="3.182cm" svg:height="2.032cm" svg:x="27.409cm" svg:y="36.433cm">
          <text:p text:style-name="P6"><text:span text:style-name="T3">Address, City,</text:span></text:p>
          <text:p text:style-name="P6"><text:span text:style-name="T3">Country, </text:span><text:span text:style-name="T3"><text:line-break/></text:span><text:span text:style-name="T3">Subcontine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line" svg:x1="27.291cm" svg:y1="34.528cm" svg:x2="19.276cm" svg:y2="34.677cm" draw:start-shape="id18" draw:start-glue-point="3" draw:end-shape="id13" draw:end-glue-point="1" svg:d="M27291 34528l-8015 149" svg:viewBox="0 0 8016 150">
          <text:p/>
        </draw:connector>
        <draw:custom-shape draw:style-name="gr14" draw:text-style-name="P4" xml:id="id19" draw:id="id19" draw:layer="layout" svg:width="4.195cm" svg:height="1.27cm" svg:x="17.995cm" svg:y="38.788cm">
          <text:p text:style-name="P2"><text:span text:style-name="T1">places_to_places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type="line" svg:x1="20.092cm" svg:y1="38.788cm" svg:x2="17.244cm" svg:y2="36.265cm" draw:start-shape="id19" draw:start-glue-point="0" draw:end-shape="id13" draw:end-glue-point="2" svg:d="M20092 38788l-2848-2523" svg:viewBox="0 0 2849 2524">
          <text:p/>
        </draw:connector>
        <draw:connector draw:style-name="gr1" draw:text-style-name="P1" draw:layer="layout" draw:type="line" svg:x1="20.092cm" svg:y1="38.788cm" svg:x2="19.276cm" svg:y2="34.677cm" draw:start-shape="id19" draw:start-glue-point="0" draw:end-shape="id13" draw:end-glue-point="1" svg:d="M20092 38788l-816-4111" svg:viewBox="0 0 817 4112">
          <text:p/>
        </draw:connector>
        <draw:custom-shape draw:style-name="gr15" draw:text-style-name="P4" xml:id="id20" draw:id="id20" draw:layer="layout" svg:width="5.715cm" svg:height="1.27cm" svg:x="10.864cm" svg:y="38.816cm">
          <text:p text:style-name="P2"><text:span text:style-name="T1">places_t</text:span><text:span text:style-name="T1">o_coordi</text:span><text:span text:style-name="T1">nates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type="line" svg:x1="13.721cm" svg:y1="38.816cm" svg:x2="17.244cm" svg:y2="36.265cm" draw:start-shape="id20" draw:start-glue-point="0" draw:end-shape="id13" draw:end-glue-point="2" svg:d="M13721 38816l3523-2551" svg:viewBox="0 0 3524 2552">
          <text:p/>
        </draw:connector>
        <draw:connector draw:style-name="gr1" draw:text-style-name="P1" draw:layer="layout" draw:type="line" svg:x1="13.721cm" svg:y1="38.816cm" svg:x2="10.667cm" svg:y2="36.152cm" draw:start-shape="id20" draw:start-glue-point="0" draw:end-shape="id21" draw:end-glue-point="2" svg:d="M13721 38816l-3054-2664" svg:viewBox="0 0 3055 2665">
          <text:p/>
        </draw:connector>
        <draw:connector draw:style-name="gr1" draw:text-style-name="P1" draw:layer="layout" draw:type="line" svg:x1="25.295cm" svg:y1="26.419cm" svg:x2="23.275cm" svg:y2="25.003cm" draw:start-shape="id22" draw:start-glue-point="0" draw:end-shape="id7" draw:end-glue-point="2" svg:d="M25295 26419l-2020-1416" svg:viewBox="0 0 2021 1417">
          <text:p/>
        </draw:connector>
        <draw:connector draw:style-name="gr1" draw:text-style-name="P1" draw:layer="layout" draw:type="line" svg:x1="20.631cm" svg:y1="26.419cm" svg:x2="23.275cm" svg:y2="25.003cm" draw:start-shape="id23" draw:start-glue-point="0" draw:end-shape="id7" draw:end-glue-point="2" svg:d="M20631 26419l2644-1416" svg:viewBox="0 0 2645 1417">
          <text:p/>
        </draw:connector>
        <draw:custom-shape draw:style-name="gr16" draw:text-style-name="P9" xml:id="id24" draw:id="id24" draw:layer="layout" svg:width="3.302cm" svg:height="3.397cm" svg:x="34.402cm" svg:y="24.019cm">
          <text:p text:style-name="P2"><text:span text:style-name="T1">repositories</text:span></text:p>
          <text:p text:style-name="P2"><text:span text:style-name="T1">---</text:span></text:p>
          <text:p text:style-name="P8"><text:span text:style-name="T3">scope</text:span></text:p>
          <text:p text:style-name="P2"><text:span text:style-name="T3">accessibility</text:span></text:p>
          <text:p text:style-name="P2"><text:span text:style-name="T3">copyright</text:span></text:p>
          <text:p text:style-name="P2"><text:span text:style-name="T3">signature</text:span></text:p>
          <text:p text:style-name="P2"><text:span text:style-name="T3">legacy</text:span></text:p>
          <draw:enhanced-geometry svg:viewBox="0 0 21600 21600" draw:type="rectangle" draw:enhanced-path="M 0 0 L 21600 0 21600 21600 0 21600 0 0 Z N"/>
        </draw:custom-shape>
        <draw:custom-shape draw:style-name="gr17" draw:text-style-name="P9" xml:id="id25" draw:id="id25" draw:layer="layout" svg:width="3.302cm" svg:height="2.127cm" svg:x="37.957cm" svg:y="24.019cm">
          <text:p text:style-name="P2"><text:span text:style-name="T1">expositions</text:span></text:p>
          <text:p text:style-name="P2"><text:span text:style-name="T1">---</text:span></text:p>
          <text:p text:style-name="P2"><text:span text:style-name="T3">type</text:span></text:p>
          <draw:enhanced-geometry svg:viewBox="0 0 21600 21600" draw:type="rectangle" draw:enhanced-path="M 0 0 L 21600 0 21600 21600 0 21600 0 0 Z N"/>
        </draw:custom-shape>
        <draw:custom-shape draw:style-name="gr18" draw:text-style-name="P3" xml:id="id26" draw:id="id26" draw:layer="layout" svg:width="4.826cm" svg:height="1.905cm" svg:x="46.291cm" svg:y="24.114cm">
          <text:p text:style-name="P2"><text:span text:style-name="T1">expositio</text:span><text:span text:style-name="T1">n_types</text:span></text:p>
          <text:p text:style-name="P2"><text:span text:style-name="T1">---</text:span></text:p>
          <text:p text:style-name="P2"><text:span text:style-name="T1">name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type="line" svg:x1="36.053cm" svg:y1="24.019cm" svg:x2="33.212cm" svg:y2="23.098cm" draw:start-shape="id24" draw:start-glue-point="0" draw:end-shape="id9" draw:end-glue-point="2" svg:d="M36053 24019l-2841-921" svg:viewBox="0 0 2842 922">
          <text:p/>
        </draw:connector>
        <draw:connector draw:style-name="gr1" draw:text-style-name="P1" draw:layer="layout" draw:type="line" svg:x1="39.608cm" svg:y1="24.019cm" svg:x2="33.212cm" svg:y2="23.098cm" draw:start-shape="id25" draw:start-glue-point="0" draw:end-shape="id9" draw:end-glue-point="2" svg:d="M39608 24019l-6396-921" svg:viewBox="0 0 6397 922">
          <text:p/>
        </draw:connector>
        <draw:connector draw:style-name="gr1" draw:text-style-name="P1" draw:layer="layout" draw:type="line" svg:x1="41.259cm" svg:y1="25.082cm" svg:x2="46.291cm" svg:y2="25.066cm" draw:start-shape="id25" draw:start-glue-point="1" draw:end-shape="id26" draw:end-glue-point="3" svg:d="M41259 25082l5032-16" svg:viewBox="0 0 5033 17">
          <text:p/>
        </draw:connector>
        <draw:custom-shape draw:style-name="gr19" draw:text-style-name="P10" draw:layer="layout" svg:width="2.667cm" svg:height="0.762cm" svg:x="10.206cm" svg:y="31.261cm">
          <text:p text:style-name="P6"><text:span text:style-name="T4">target_location</text:span></text:p>
          <draw:enhanced-geometry svg:viewBox="0 0 21600 21600" draw:type="rectangle" draw:enhanced-path="M 0 0 L 21600 0 21600 21600 0 21600 0 0 Z N"/>
        </draw:custom-shape>
        <draw:custom-shape draw:style-name="gr20" draw:text-style-name="P11" xml:id="id2" draw:id="id2" draw:layer="layout" svg:width="4.435cm" svg:height="4.397cm" svg:x="42.872cm" svg:y="28.559cm">
          <text:p text:style-name="P5"><text:span text:style-name="T2">users</text:span></text:p>
          <text:p text:style-name="P5"><text:span text:style-name="T2">---</text:span></text:p>
          <text:p text:style-name="P5"><text:span text:style-name="T5">person_id</text:span></text:p>
          <text:p text:style-name="P5"><text:span text:style-name="T5">username</text:span></text:p>
          <text:p text:style-name="P5"><text:span text:style-name="T5">password</text:span></text:p>
          <text:p text:style-name="P8"><text:span text:style-name="T5">is_admin</text:span></text:p>
          <text:p text:style-name="P8"><text:span text:style-name="T5">read_hidden_people</text:span></text:p>
          <text:p text:style-name="P8"><text:span text:style-name="T5">read_hidden_org[...]</text:span></text:p>
          <text:p text:style-name="P5"><text:span text:style-name="T5">read_hidden_collections</text:span></text:p>
          <draw:enhanced-geometry svg:viewBox="0 0 21600 21600" draw:type="rectangle" draw:enhanced-path="M 0 0 L 21600 0 21600 21600 0 21600 0 0 Z N"/>
        </draw:custom-shape>
        <draw:custom-shape draw:style-name="gr21" draw:text-style-name="P12" xml:id="id49" draw:id="id49" draw:layer="layout" svg:width="3.956cm" svg:height="3.553cm" svg:x="32.189cm" svg:y="28.905cm">
          <text:p text:style-name="P5"><text:span text:style-name="T2">collections_acl</text:span></text:p>
          <text:p text:style-name="P5"><text:span text:style-name="T2">---</text:span></text:p>
          <text:p text:style-name="P5"><text:span text:style-name="T2">user_id</text:span></text:p>
          <text:p text:style-name="P5"><text:span text:style-name="T2">group_id</text:span></text:p>
          <text:p text:style-name="P5"><text:span text:style-name="T2">collection_id</text:span></text:p>
          <text:p text:style-name="P5"><text:span text:style-name="T2">access_level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type="line" svg:x1="21.193cm" svg:y1="21.193cm" svg:x2="17.002cm" svg:y2="21.065cm" draw:start-shape="id7" draw:start-glue-point="3" draw:end-shape="id27" draw:end-glue-point="1" svg:d="M21193 21193l-4191-128" svg:viewBox="0 0 4192 129">
          <text:p/>
        </draw:connector>
        <draw:custom-shape draw:style-name="gr22" draw:text-style-name="P3" xml:id="id28" draw:id="id28" draw:layer="layout" svg:width="4.064cm" svg:height="4.945cm" svg:x="11.444cm" svg:y="11.168cm">
          <text:p text:style-name="P2"><text:span text:style-name="T1">working_period</text:span><text:span text:style-name="T1">s</text:span></text:p>
          <text:p text:style-name="P2"><text:span text:style-name="T1">---</text:span></text:p>
          <text:p text:style-name="P2"><text:span text:style-name="T1">people_id</text:span></text:p>
          <text:p text:style-name="P2"><text:span text:style-name="T1">place_id</text:span></text:p>
          <text:p text:style-name="P2"><text:span text:style-name="T1">date_start</text:span></text:p>
          <text:p text:style-name="P2"><text:span text:style-name="T1">date_end</text:span></text:p>
          <text:p text:style-name="P2"><text:span text:style-name="T1">is_inaccurate</text:span></text:p>
          <text:p text:style-name="P2"><text:span text:style-name="T1">updated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type="line" svg:x1="15.508cm" svg:y1="13.64cm" svg:x2="21.193cm" svg:y2="10.365cm" draw:start-shape="id28" draw:start-glue-point="1" draw:end-shape="id5" draw:end-glue-point="3" svg:d="M15508 13640l5685-3275" svg:viewBox="0 0 5686 3276">
          <text:p/>
        </draw:connector>
        <draw:connector draw:style-name="gr1" draw:text-style-name="P1" draw:layer="layout" svg:x1="13.476cm" svg:y1="16.113cm" svg:x2="15.212cm" svg:y2="34.677cm" draw:start-shape="id28" draw:start-glue-point="2" draw:end-shape="id13" draw:end-glue-point="3" svg:d="M13476 16113v18564h1736" svg:viewBox="0 0 1737 18565">
          <text:p/>
        </draw:connector>
        <draw:connector draw:style-name="gr7" draw:text-style-name="P1" draw:layer="layout" draw:type="curve" draw:line-skew="4.609cm" svg:x1="35.329cm" svg:y1="4.201cm" svg:x2="33.212cm" svg:y2="17.51cm" draw:start-shape="id3" draw:start-glue-point="2" draw:end-shape="id9" draw:end-glue-point="0" svg:d="M35329 4201c0 16896-2117 10242-2117 13309" svg:viewBox="0 0 2118 13310">
          <text:p/>
        </draw:connector>
        <draw:connector draw:style-name="gr7" draw:text-style-name="P1" draw:layer="layout" draw:type="curve" svg:x1="35.329cm" svg:y1="4.201cm" svg:x2="23.225cm" svg:y2="6.75cm" draw:start-shape="id3" draw:start-glue-point="2" draw:end-shape="id5" draw:end-glue-point="0" svg:d="M35329 4201c0 1911-12104 637-12104 2549" svg:viewBox="0 0 12105 2550">
          <text:p/>
        </draw:connector>
        <draw:custom-shape draw:style-name="gr23" draw:text-style-name="P3" xml:id="id29" draw:id="id29" draw:layer="layout" svg:width="4.842cm" svg:height="2.286cm" svg:x="42.418cm" svg:y="2.716cm">
          <text:p text:style-name="P2"><text:span text:style-name="T1">organization_types</text:span></text:p>
          <text:p text:style-name="P2"><text:span text:style-name="T1">---</text:span></text:p>
          <text:p text:style-name="P2"><text:span text:style-name="T1">name</text:span></text:p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3.182cm" svg:height="1.905cm" svg:x="45.478cm" svg:y="1.192cm">
          <text:p text:style-name="P6"><text:span text:style-name="T6">AG, GmbH,</text:span><text:span text:style-name="T6"><text:line-break/></text:span><text:span text:style-name="T6">Verein, </text:span><text:span text:style-name="T3">Ethni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" xml:id="id30" draw:id="id30" draw:layer="layout" svg:width="5.604cm" svg:height="2.286cm" svg:x="42.418cm" svg:y="6.715cm">
          <text:p text:style-name="P2"><text:span text:style-name="T1">organization_functions</text:span></text:p>
          <text:p text:style-name="P2"><text:span text:style-name="T1">---</text:span></text:p>
          <text:p text:style-name="P2"><text:span text:style-name="T1">name</text:span></text:p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3.182cm" svg:height="1.905cm" svg:x="46.078cm" svg:y="5.191cm">
          <text:p text:style-name="P6"><text:span text:style-name="T3">Bibliothek, </text:span></text:p>
          <text:p text:style-name="P6"><text:span text:style-name="T3">Dienstleister,</text:span><text:span text:style-name="T3"><text:line-break/></text:span><text:span text:style-name="T3">Archiv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line" svg:x1="34.782cm" svg:y1="10.338cm" svg:x2="42.418cm" svg:y2="3.859cm" draw:start-shape="id10" draw:start-glue-point="1" draw:end-shape="id29" draw:end-glue-point="3" svg:d="M34782 10338l7636-6479" svg:viewBox="0 0 7637 6480">
          <text:p/>
        </draw:connector>
        <draw:connector draw:style-name="gr1" draw:text-style-name="P1" draw:layer="layout" draw:type="line" svg:x1="34.782cm" svg:y1="10.338cm" svg:x2="42.418cm" svg:y2="7.858cm" draw:start-shape="id10" draw:start-glue-point="1" draw:end-shape="id30" draw:end-glue-point="3" svg:d="M34782 10338l7636-2480" svg:viewBox="0 0 7637 2481">
          <text:p/>
        </draw:connector>
        <draw:custom-shape draw:style-name="gr18" draw:text-style-name="P3" xml:id="id31" draw:id="id31" draw:layer="layout" svg:width="4.826cm" svg:height="1.905cm" svg:x="6.722cm" svg:y="28.432cm">
          <text:p text:style-name="P2"><text:span text:style-name="T1">literature_types</text:span></text:p>
          <text:p text:style-name="P2"><text:span text:style-name="T1">---</text:span></text:p>
          <text:p text:style-name="P2"><text:span text:style-name="T1">name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type="line" svg:x1="18.572cm" svg:y1="29.386cm" svg:x2="11.548cm" svg:y2="29.384cm" draw:start-shape="id23" draw:start-glue-point="3" draw:end-shape="id31" draw:end-glue-point="1" svg:d="M18572 29386l-7024-2" svg:viewBox="0 0 7025 3">
          <text:p/>
        </draw:connector>
        <draw:custom-shape draw:style-name="gr12" draw:text-style-name="P7" draw:layer="layout" svg:width="3.182cm" svg:height="1.905cm" svg:x="4.937cm" svg:y="26.654cm">
          <text:p text:style-name="P6"><text:span text:style-name="T3">Primär, Sekundä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1" xml:id="id33" draw:id="id33" draw:layer="layout" svg:width="4.064cm" svg:height="2.413cm" svg:x="42.872cm" svg:y="33.464cm">
          <text:p text:style-name="P5"><text:span text:style-name="T2">groups</text:span></text:p>
          <text:p text:style-name="P5"><text:span text:style-name="T2">---</text:span></text:p>
          <draw:enhanced-geometry svg:viewBox="0 0 21600 21600" draw:type="rectangle" draw:enhanced-path="M 0 0 L 21600 0 21600 21600 0 21600 0 0 Z N"/>
        </draw:custom-shape>
        <draw:custom-shape draw:style-name="gr26" draw:text-style-name="P4" xml:id="id32" draw:id="id32" draw:layer="layout" svg:width="3.937cm" svg:height="1.27cm" svg:x="47.609cm" svg:y="32.115cm">
          <text:p text:style-name="P2"><text:span text:style-name="T1">users_to_groups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type="line" svg:x1="49.577cm" svg:y1="32.115cm" svg:x2="47.307cm" svg:y2="30.757cm" draw:start-shape="id32" draw:start-glue-point="0" draw:end-shape="id2" draw:end-glue-point="1" svg:d="M49577 32115l-2270-1358" svg:viewBox="0 0 2271 1359">
          <text:p/>
        </draw:connector>
        <draw:connector draw:style-name="gr1" draw:text-style-name="P1" draw:layer="layout" draw:type="line" svg:x1="49.577cm" svg:y1="33.385cm" svg:x2="46.936cm" svg:y2="34.67cm" draw:start-shape="id32" draw:start-glue-point="2" draw:end-shape="id33" draw:end-glue-point="1" svg:d="M49577 33385l-2641 1285" svg:viewBox="0 0 2642 1286">
          <text:p/>
        </draw:connector>
        <draw:custom-shape draw:style-name="gr18" draw:text-style-name="P3" xml:id="id50" draw:id="id50" draw:layer="layout" svg:width="4.826cm" svg:height="1.905cm" svg:x="42.983cm" svg:y="36.381cm">
          <text:p text:style-name="P2"><text:span text:style-name="T1">access_levels</text:span></text:p>
          <text:p text:style-name="P2"><text:span text:style-name="T1">---</text:span></text:p>
          <text:p text:style-name="P2"><text:span text:style-name="T1">name</text:span></text:p>
          <draw:enhanced-geometry svg:viewBox="0 0 21600 21600" draw:type="rectangle" draw:enhanced-path="M 0 0 L 21600 0 21600 21600 0 21600 0 0 Z N"/>
        </draw:custom-shape>
        <draw:custom-shape draw:style-name="gr27" draw:text-style-name="P7" draw:layer="layout" svg:width="3.723cm" svg:height="1.558cm" svg:x="45.517cm" svg:y="37.694cm">
          <text:p text:style-name="P6"><text:span text:style-name="T3">propose_changes,</text:span></text:p>
          <text:p text:style-name="P6"><text:span text:style-name="T3">write_ful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4" xml:id="id40" draw:id="id40" draw:layer="layout" svg:width="6.11cm" svg:height="1.27cm" svg:x="28.432cm" svg:y="1.381cm">
          <text:p text:style-name="P2"><text:span text:style-name="T1">objects_to_organizations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type="line" svg:x1="23.163cm" svg:y1="5.699cm" svg:x2="23.225cm" svg:y2="6.75cm" draw:start-shape="id34" draw:start-glue-point="2" draw:end-shape="id5" draw:end-glue-point="0" svg:d="M23163 5699l62 1051" svg:viewBox="0 0 63 1052">
          <text:p/>
        </draw:connector>
        <draw:connector draw:style-name="gr1" draw:text-style-name="P1" draw:layer="layout" draw:type="line" svg:x1="23.163cm" svg:y1="5.699cm" svg:x2="32.855cm" svg:y2="6.85cm" draw:start-shape="id34" draw:start-glue-point="2" draw:end-shape="id10" draw:end-glue-point="0" svg:d="M23163 5699l9692 1151" svg:viewBox="0 0 9693 1152">
          <text:p/>
        </draw:connector>
        <draw:custom-shape draw:style-name="gr29" draw:text-style-name="P3" xml:id="id35" draw:id="id35" draw:layer="layout" svg:width="3.302cm" svg:height="4.318cm" svg:x="10.446cm" svg:y="1.808cm">
          <text:p text:style-name="P2"><text:span text:style-name="T1">translations</text:span></text:p>
          <text:p text:style-name="P2"><text:span text:style-name="T1">---</text:span></text:p>
          <text:p text:style-name="P2"><text:span text:style-name="T1">entity_id</text:span></text:p>
          <text:p text:style-name="P2"><text:span text:style-name="T1">attribute_id</text:span></text:p>
          <text:p text:style-name="P2"><text:span text:style-name="T1">language_id</text:span></text:p>
          <text:p text:style-name="P2"><text:span text:style-name="T1">name</text:span></text:p>
          <draw:enhanced-geometry svg:viewBox="0 0 21600 21600" draw:type="rectangle" draw:enhanced-path="M 0 0 L 21600 0 21600 21600 0 21600 0 0 Z N"/>
        </draw:custom-shape>
        <draw:custom-shape draw:style-name="gr30" draw:text-style-name="P3" xml:id="id36" draw:id="id36" draw:layer="layout" svg:width="3.857cm" svg:height="4.826cm" svg:x="5.239cm" svg:y="1.543cm">
          <text:p text:style-name="P2"><text:span text:style-name="T1">attributes</text:span></text:p>
          <text:p text:style-name="P2"><text:span text:style-name="T1">---</text:span></text:p>
          <text:p text:style-name="P2"><text:span text:style-name="T1">table_name</text:span></text:p>
          <text:p text:style-name="P2"><text:span text:style-name="T1">name_de</text:span></text:p>
          <text:p text:style-name="P2"><text:span text:style-name="T1">name_fr</text:span></text:p>
          <text:p text:style-name="P2"><text:span text:style-name="T1">name_it</text:span></text:p>
          <text:p text:style-name="P2"><text:span text:style-name="T1">name_en</text:span></text:p>
          <text:p text:style-name="P2"><text:span text:style-name="T1">name_rm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type="line" svg:x1="10.446cm" svg:y1="3.967cm" svg:x2="9.096cm" svg:y2="3.956cm" draw:start-shape="id35" draw:start-glue-point="3" draw:end-shape="id36" draw:end-glue-point="1" svg:d="M10446 3967l-1350-11" svg:viewBox="0 0 1351 12">
          <text:p/>
        </draw:connector>
        <draw:custom-shape draw:style-name="gr31" draw:text-style-name="P3" xml:id="id37" draw:id="id37" draw:layer="layout" svg:width="3.302cm" svg:height="3.002cm" svg:x="15.346cm" svg:y="2.508cm">
          <text:p text:style-name="P2"><text:span text:style-name="T1">languages</text:span></text:p>
          <text:p text:style-name="P2"><text:span text:style-name="T1">---</text:span></text:p>
          <text:p text:style-name="P2"><text:span text:style-name="T1">iso_639-1</text:span></text:p>
          <text:p text:style-name="P2"><text:span text:style-name="T1">name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type="line" svg:x1="13.748cm" svg:y1="3.967cm" svg:x2="15.346cm" svg:y2="4.009cm" draw:start-shape="id35" draw:start-glue-point="1" draw:end-shape="id37" draw:end-glue-point="3" svg:d="M13748 3967l1598 42" svg:viewBox="0 0 1599 43">
          <text:p/>
        </draw:connector>
        <draw:custom-shape draw:style-name="gr32" draw:text-style-name="P13" draw:layer="layout" svg:width="4.311cm" svg:height="6.033cm" svg:x="2.912cm" svg:y="7.223cm">
          <text:p text:style-name="P2"><text:span text:style-name="T7">Translated attributes:</text:span></text:p>
          <text:p text:style-name="P2"><text:span text:style-name="T7"/></text:p>
          <text:p text:style-name="P2"><text:span text:style-name="T7">=== people ===</text:span></text:p>
          <text:p text:style-name="P2"><text:span text:style-name="T7">work_description</text:span></text:p>
          <text:p text:style-name="P2"><text:span text:style-name="T7">profession</text:span></text:p>
          <text:p text:style-name="P2"><text:span text:style-name="T7">career</text:span></text:p>
          <text:p text:style-name="P2"><text:span text:style-name="T7">surroundings</text:span></text:p>
          <text:p text:style-name="P2"><text:span text:style-name="T7"/></text:p>
          <text:p text:style-name="P2"><text:span text:style-name="T7">=== organization ===</text:span></text:p>
          <text:p text:style-name="P2"><text:span text:style-name="T7">abbreviation</text:span></text:p>
          <text:p text:style-name="P2"><text:span text:style-name="T7">access_to_collection</text:span></text:p>
          <text:p text:style-name="P2"><text:span text:style-name="T7">collection_description</text:span></text:p>
          <text:p text:style-name="P2"><text:span text:style-name="T7">collection_history</text:span></text:p>
          <draw:enhanced-geometry svg:viewBox="0 0 21600 21600" draw:type="rectangle" draw:enhanced-path="M 0 0 L 21600 0 21600 21600 0 21600 0 0 Z N"/>
        </draw:custom-shape>
        <draw:custom-shape draw:style-name="gr32" draw:text-style-name="P13" draw:layer="layout" svg:width="4.311cm" svg:height="6.033cm" svg:x="2.939cm" svg:y="14.143cm">
          <text:p text:style-name="P2"><text:span text:style-name="T7">Relations:</text:span></text:p>
          <text:p text:style-name="P2"><text:span text:style-name="T7"/></text:p>
          <text:p text:style-name="P2"><text:span text:style-name="T7">Heimatort</text:span></text:p>
          <text:p text:style-name="P2"><text:span text:style-name="T7">Geburtsort</text:span></text:p>
          <text:p text:style-name="P2"><text:span text:style-name="T7">Todesort</text:span></text:p>
          <text:p text:style-name="P2"><text:span text:style-name="T7"/></text:p>
          <text:p text:style-name="P2"><text:span text:style-name="T7">Verlag von</text:span></text:p>
          <text:p text:style-name="P2"><text:span text:style-name="T7">Author von</text:span></text:p>
          <text:p text:style-name="P2"><text:span text:style-name="T7">Fotograf von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type="line" svg:x1="18.272cm" svg:y1="16.875cm" svg:x2="17.244cm" svg:y2="33.09cm" draw:start-shape="id38" draw:start-glue-point="2" draw:end-shape="id13" draw:end-glue-point="0" svg:d="M18272 16875l-1028 16215" svg:viewBox="0 0 1029 16216">
          <text:p/>
        </draw:connector>
        <draw:connector draw:style-name="gr7" draw:text-style-name="P1" draw:layer="layout" draw:type="curve" svg:x1="25.295cm" svg:y1="32.353cm" svg:x2="10.667cm" svg:y2="33.247cm" draw:start-shape="id22" draw:start-glue-point="2" draw:end-shape="id21" draw:end-glue-point="0" svg:d="M25295 32353c0 751-7445 502-7445 447 0-54-7183-306-7183 447" svg:viewBox="0 0 14629 895">
          <text:p/>
        </draw:connector>
        <draw:connector draw:style-name="gr7" draw:text-style-name="P1" draw:layer="layout" draw:type="line" svg:x1="20.558cm" svg:y1="16.24cm" svg:x2="23.225cm" svg:y2="13.981cm" draw:start-shape="id38" draw:start-glue-point="1" draw:end-shape="id5" draw:end-glue-point="2" svg:d="M20558 16240l2667-2259" svg:viewBox="0 0 2668 2260">
          <text:p/>
        </draw:connector>
        <draw:connector draw:style-name="gr7" draw:text-style-name="P1" draw:layer="layout" draw:type="line" svg:x1="20.558cm" svg:y1="16.24cm" svg:x2="25.765cm" svg:y2="16.124cm" draw:start-shape="id38" draw:start-glue-point="1" draw:end-shape="id4" draw:end-glue-point="3" svg:d="M20558 16240l5207-116" svg:viewBox="0 0 5208 117">
          <text:p/>
        </draw:connector>
        <draw:connector draw:style-name="gr1" draw:text-style-name="P1" draw:layer="layout" draw:type="line" svg:x1="21.193cm" svg:y1="10.365cm" svg:x2="16.997cm" svg:y2="5.51cm" draw:start-shape="id5" draw:start-glue-point="3" draw:end-shape="id37" draw:end-glue-point="2" svg:d="M21193 10365l-4196-4855" svg:viewBox="0 0 4197 4856">
          <text:p/>
        </draw:connector>
        <draw:connector draw:style-name="gr7" draw:text-style-name="P1" draw:layer="layout" draw:type="line" svg:x1="30.929cm" svg:y1="10.338cm" svg:x2="19.276cm" svg:y2="34.677cm" draw:start-shape="id10" draw:start-glue-point="3" draw:end-shape="id13" draw:end-glue-point="1" svg:d="M30929 10338l-11653 24339" svg:viewBox="0 0 11654 24340">
          <text:p/>
        </draw:connector>
        <draw:connector draw:style-name="gr1" draw:text-style-name="P1" draw:layer="layout" draw:type="line" svg:x1="32.855cm" svg:y1="6.85cm" svg:x2="16.997cm" svg:y2="5.51cm" draw:start-shape="id10" draw:start-glue-point="0" draw:end-shape="id37" draw:end-glue-point="2" svg:d="M32855 6850l-15858-1340" svg:viewBox="0 0 15859 1341">
          <text:p/>
        </draw:connector>
        <draw:custom-shape draw:style-name="gr33" draw:text-style-name="P11" xml:id="id39" draw:id="id39" draw:layer="layout" svg:width="4.394cm" svg:height="5.842cm" svg:x="40.04cm" svg:y="17.637cm">
          <text:p text:style-name="P5"><text:span text:style-name="T2">Documentation</text:span></text:p>
          <text:p text:style-name="P5"><text:span text:style-name="T2">---</text:span></text:p>
          <text:p text:style-name="P8"><text:span text:style-name="T8">internal_notes</text:span></text:p>
          <text:p text:style-name="P8"><text:span text:style-name="T8">edit_depth</text:span></text:p>
          <text:p text:style-name="P8"><text:span text:style-name="T8">GND_status</text:span></text:p>
          <text:p text:style-name="P8"><text:span text:style-name="T8">created</text:span></text:p>
          <text:p text:style-name="P8"><text:span text:style-name="T8">edited</text:span></text:p>
          <text:p text:style-name="P8"><text:span text:style-name="T8">deleted</text:span></text:p>
          <text:p text:style-name="P8"><text:span text:style-name="T8">edit_user</text:span></text:p>
          <text:p text:style-name="P8"><text:span text:style-name="T8">is_public</text:span></text:p>
          <text:p text:style-name="P8"><text:span text:style-name="T8">log</text:span></text:p>
          <text:p text:style-name="P5"><text:span text:style-name="T8">visits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type="line" svg:x1="32.855cm" svg:y1="13.827cm" svg:x2="40.04cm" svg:y2="20.558cm" draw:start-shape="id10" draw:start-glue-point="2" draw:end-shape="id39" draw:end-glue-point="3" svg:d="M32855 13827l7185 6731" svg:viewBox="0 0 7186 6732">
          <text:p/>
        </draw:connector>
        <draw:connector draw:style-name="gr1" draw:text-style-name="P1" draw:layer="layout" draw:type="line" svg:x1="25.257cm" svg:y1="10.365cm" svg:x2="40.04cm" svg:y2="20.558cm" draw:start-shape="id5" draw:start-glue-point="1" draw:end-shape="id39" draw:end-glue-point="3" svg:d="M25257 10365l14783 10193" svg:viewBox="0 0 14784 10194">
          <text:p/>
        </draw:connector>
        <draw:connector draw:style-name="gr1" draw:text-style-name="P1" draw:layer="layout" draw:type="line" svg:x1="35.325cm" svg:y1="20.304cm" svg:x2="40.04cm" svg:y2="20.558cm" draw:start-shape="id9" draw:start-glue-point="1" draw:end-shape="id39" draw:end-glue-point="3" svg:d="M35325 20304l4715 254" svg:viewBox="0 0 4716 255">
          <text:p/>
        </draw:connector>
        <draw:connector draw:style-name="gr7" draw:text-style-name="P1" draw:layer="layout" draw:type="line" svg:x1="25.357cm" svg:y1="21.193cm" svg:x2="40.04cm" svg:y2="20.558cm" draw:start-shape="id7" draw:start-glue-point="1" draw:end-shape="id39" draw:end-glue-point="3" svg:d="M25357 21193l14683-635" svg:viewBox="0 0 14684 636">
          <text:p/>
        </draw:connector>
        <draw:custom-shape draw:style-name="gr34" draw:text-style-name="P14" xml:id="id7" draw:id="id7" draw:layer="layout" svg:width="4.164cm" svg:height="7.62cm" svg:x="21.193cm" svg:y="17.383cm">
          <text:p text:style-name="P2"><text:span text:style-name="T1">objects</text:span></text:p>
          <text:p text:style-name="P2"><text:span text:style-name="T1">---</text:span></text:p>
          <text:p text:style-name="P2"><text:span text:style-name="T3">GND</text:span></text:p>
          <text:p text:style-name="P2"><text:span text:style-name="T3">documentation_id</text:span></text:p>
          <text:p text:style-name="P2"><text:span text:style-name="T3">genre_types</text:span></text:p>
          <text:p text:style-name="P2"><text:span text:style-name="T3">dc_creator</text:span></text:p>
          <text:p text:style-name="P2"><text:span text:style-name="T3">dc_created</text:span></text:p>
          <text:p text:style-name="P2"><text:span text:style-name="T3">dc_created_bis</text:span></text:p>
          <text:p text:style-name="P2"><text:span text:style-name="T3">dc_title</text:span></text:p>
          <text:p text:style-name="P2"><text:span text:style-name="T3">dc_description</text:span></text:p>
          <text:p text:style-name="P2"><text:span text:style-name="T3">dc_identifier</text:span></text:p>
          <text:p text:style-name="P2"><text:span text:style-name="T3">dc_right</text:span></text:p>
          <text:p text:style-name="P2"><text:span text:style-name="T3">dc_coverage</text:span></text:p>
          <text:p text:style-name="P2"><text:span text:style-name="T3">dcterms_ispart_ofIndex</text:span></text:p>
          <text:p text:style-name="P2"><text:span text:style-name="T3">dcterms_medium</text:span></text:p>
          <text:p text:style-name="P2"><text:span text:style-name="T3">dcterms_spatial</text:span></text:p>
          <text:p text:style-name="P2"><text:span text:style-name="T3">dcterms_subject</text:span></text:p>
          <text:p text:style-name="P2"><text:span text:style-name="T3">title</text:span></text:p>
          <text:p text:style-name="P2"><text:span text:style-name="T3">description</text:span></text:p>
          <text:p text:style-name="P2"><text:span text:style-name="T3">image_path</text:span></text:p>
          <draw:enhanced-geometry svg:viewBox="0 0 21600 21600" draw:type="rectangle" draw:enhanced-path="M 0 0 L 21600 0 21600 21600 0 21600 0 0 Z N"/>
        </draw:custom-shape>
        <draw:custom-shape draw:style-name="gr35" draw:text-style-name="P14" xml:id="id10" draw:id="id10" draw:layer="layout" svg:width="3.853cm" svg:height="6.977cm" svg:x="30.929cm" svg:y="6.85cm">
          <text:p text:style-name="P2"><text:span text:style-name="T1">organizations</text:span></text:p>
          <text:p text:style-name="P2"><text:span text:style-name="T1">---</text:span></text:p>
          <text:p text:style-name="P2"><text:span text:style-name="T3">GND</text:span></text:p>
          <text:p text:style-name="P2"><text:span text:style-name="T3">language_id</text:span></text:p>
          <text:p text:style-name="P2"><text:span text:style-name="T3">organization_type</text:span></text:p>
          <text:p text:style-name="P2"><text:span text:style-name="T3">organization_function</text:span></text:p>
          <text:p text:style-name="P2"><text:span text:style-name="T3">place_id</text:span></text:p>
          <text:p text:style-name="P2"><text:span text:style-name="T3">documentation_id</text:span></text:p>
          <text:p text:style-name="P2"><text:span text:style-name="T3">genre_types</text:span></text:p>
          <text:p text:style-name="P2"><text:span text:style-name="T3">homepage</text:span></text:p>
          <text:p text:style-name="P2"><text:span text:style-name="T3">description</text:span></text:p>
          <text:p text:style-name="P2"><text:span text:style-name="T3">founding_year</text:span></text:p>
          <text:p text:style-name="P2"><text:span text:style-name="T3">awards</text:span></text:p>
          <text:p text:style-name="P2"><text:span text:style-name="T7"/></text:p>
          <draw:enhanced-geometry svg:viewBox="0 0 21600 21600" draw:type="rectangle" draw:enhanced-path="M 0 0 L 21600 0 21600 21600 0 21600 0 0 Z N"/>
        </draw:custom-shape>
        <draw:custom-shape draw:style-name="gr36" draw:text-style-name="P14" xml:id="id5" draw:id="id5" draw:layer="layout" svg:width="4.064cm" svg:height="7.231cm" svg:x="21.193cm" svg:y="6.75cm">
          <text:p text:style-name="P2"><text:span text:style-name="T1">people</text:span></text:p>
          <text:p text:style-name="P2"><text:span text:style-name="T1">---</text:span></text:p>
          <text:p text:style-name="P2"><text:span text:style-name="T3">GND</text:span></text:p>
          <text:p text:style-name="P2"><text:span text:style-name="T3">language_id</text:span></text:p>
          <text:p text:style-name="P2"><text:span text:style-name="T3">people_type_id</text:span></text:p>
          <text:p text:style-name="P2"><text:span text:style-name="T3">documentation_id</text:span></text:p>
          <text:p text:style-name="P2"><text:span text:style-name="T3">birth_date_accurate</text:span></text:p>
          <text:p text:style-name="P2"><text:span text:style-name="T3">birth_date</text:span></text:p>
          <text:p text:style-name="P2"><text:span text:style-name="T3">death_date_accurate</text:span></text:p>
          <text:p text:style-name="P2"><text:span text:style-name="T3">death_date</text:span></text:p>
          <text:p text:style-name="P2"><text:span text:style-name="T3">notes</text:span></text:p>
          <text:p text:style-name="P2"><text:span text:style-name="T3">short_bio</text:span></text:p>
          <text:p text:style-name="P2"><text:span text:style-name="T3">awards</text:span></text:p>
          <text:p text:style-name="P2"><text:span text:style-name="T3">gender</text:span></text:p>
          <text:p text:style-name="P2"><text:span text:style-name="T3">photographer_types</text:span></text:p>
          <text:p text:style-name="P2"><text:span text:style-name="T3">genre_types</text:span></text:p>
          <draw:enhanced-geometry svg:viewBox="0 0 21600 21600" draw:type="rectangle" draw:enhanced-path="M 0 0 L 21600 0 21600 21600 0 21600 0 0 Z N"/>
        </draw:custom-shape>
        <draw:custom-shape draw:style-name="gr37" draw:text-style-name="P14" xml:id="id9" draw:id="id9" draw:layer="layout" svg:width="4.226cm" svg:height="5.588cm" svg:x="31.099cm" svg:y="17.51cm">
          <text:p text:style-name="P2"><text:span text:style-name="T1">collections</text:span></text:p>
          <text:p text:style-name="P2"><text:span text:style-name="T1">---</text:span></text:p>
          <text:p text:style-name="P2"><text:span text:style-name="T3">GND</text:span></text:p>
          <text:p text:style-name="P2"><text:span text:style-name="T3">documentation_id</text:span></text:p>
          <text:p text:style-name="P2"><text:span text:style-name="T3">place_id</text:span></text:p>
          <text:p text:style-name="P2"><text:span text:style-name="T3">name</text:span></text:p>
          <text:p text:style-name="P2"><text:span text:style-name="T3">url</text:span></text:p>
          <text:p text:style-name="P2"><text:span text:style-name="T3">genre_types</text:span></text:p>
          <text:p text:style-name="P2"><text:span text:style-name="T3">date_start</text:span></text:p>
          <text:p text:style-name="P2"><text:span text:style-name="T3">date_end</text:span></text:p>
          <text:p text:style-name="P2"><text:span text:style-name="T3">description</text:span></text:p>
          <draw:enhanced-geometry svg:viewBox="0 0 21600 21600" draw:type="rectangle" draw:enhanced-path="M 0 0 L 21600 0 21600 21600 0 21600 0 0 Z N"/>
        </draw:custom-shape>
        <draw:custom-shape draw:style-name="gr38" draw:text-style-name="P9" xml:id="id23" draw:id="id23" draw:layer="layout" svg:width="4.119cm" svg:height="5.934cm" svg:x="18.572cm" svg:y="26.419cm">
          <text:p text:style-name="P2"><text:span text:style-name="T1">literature</text:span></text:p>
          <text:p text:style-name="P2"><text:span text:style-name="T1">---</text:span></text:p>
          <text:p text:style-name="P2"><text:span text:style-name="T3">url</text:span></text:p>
          <text:p text:style-name="P2"><text:span text:style-name="T3">jahr_text?</text:span></text:p>
          <text:p text:style-name="P2"><text:span text:style-name="T3">in?</text:span></text:p>
          <text:p text:style-name="P2"><text:span text:style-name="T3">signature</text:span></text:p>
          <text:p text:style-name="P2"><text:span text:style-name="T3">code</text:span></text:p>
          <text:p text:style-name="P2"><text:span text:style-name="T3">edition</text:span></text:p>
          <text:p text:style-name="P2"><text:span text:style-name="T3">relevant_pages</text:span></text:p>
          <draw:enhanced-geometry svg:viewBox="0 0 21600 21600" draw:type="rectangle" draw:enhanced-path="M 0 0 L 21600 0 21600 21600 0 21600 0 0 Z N"/>
        </draw:custom-shape>
        <draw:custom-shape draw:style-name="gr39" draw:text-style-name="P15" draw:layer="layout" svg:width="3.81cm" svg:height="1.897cm" svg:x="33.893cm" svg:y="5.834cm">
          <text:p text:style-name="P8"><text:span text:style-name="T8">isil?</text:span></text:p>
          <text:p text:style-name="P8"><text:span text:style-name="T8">sammlungszeit von/bis</text:span></text:p>
          <text:p text:style-name="P8"><text:span text:style-name="T8">kann berechnet werden</text:span></text:p>
          <text:p text:style-name="P8"><text:span text:style-name="T8">Projektname?</text:span></text:p>
          <draw:enhanced-geometry svg:viewBox="0 0 21600 21600" draw:type="rectangle" draw:enhanced-path="M 0 0 L 21600 0 21600 21600 0 21600 0 0 Z N"/>
        </draw:custom-shape>
        <draw:custom-shape draw:style-name="gr40" draw:text-style-name="P4" xml:id="id18" draw:id="id18" draw:layer="layout" svg:width="4.445cm" svg:height="1.27cm" svg:x="27.291cm" svg:y="33.893cm">
          <text:p text:style-name="P2"><text:span text:style-name="T1">objects_to_places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38" draw:id="id38" draw:layer="layout" svg:width="4.572cm" svg:height="1.27cm" svg:x="15.986cm" svg:y="15.605cm">
          <text:p text:style-name="P2"><text:span text:style-name="T1">people_to_places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6" draw:id="id6" draw:layer="layout" svg:width="4.572cm" svg:height="1.27cm" svg:x="15.986cm" svg:y="13.827cm">
          <text:p text:style-name="P2"><text:span text:style-name="T1">objects_to_people</text:span></text:p>
          <draw:enhanced-geometry svg:viewBox="0 0 21600 21600" draw:type="rectangle" draw:enhanced-path="M 0 0 L 21600 0 21600 21600 0 21600 0 0 Z N"/>
        </draw:custom-shape>
        <draw:custom-shape draw:style-name="gr41" draw:text-style-name="P3" xml:id="id27" draw:id="id27" draw:layer="layout" svg:width="3.302cm" svg:height="2.03cm" svg:x="13.7cm" svg:y="20.05cm">
          <text:p text:style-name="P2"><text:span text:style-name="T1">genre_types</text:span></text:p>
          <text:p text:style-name="P2"><text:span text:style-name="T1">---</text:span></text:p>
          <text:p text:style-name="P2"><text:span text:style-name="T1">name</text:span></text:p>
          <draw:enhanced-geometry svg:viewBox="0 0 21600 21600" draw:type="rectangle" draw:enhanced-path="M 0 0 L 21600 0 21600 21600 0 21600 0 0 Z N"/>
        </draw:custom-shape>
        <draw:custom-shape draw:style-name="gr42" draw:text-style-name="P3" xml:id="id4" draw:id="id4" draw:layer="layout" svg:width="4.826cm" svg:height="3.54cm" svg:x="25.765cm" svg:y="14.354cm">
          <text:p text:style-name="P2"><text:span text:style-name="T1">relationship_types</text:span></text:p>
          <text:p text:style-name="P2"><text:span text:style-name="T1">---</text:span></text:p>
          <text:p text:style-name="P2"><text:span text:style-name="T1">name</text:span></text:p>
          <text:p text:style-name="P2"><text:span text:style-name="T1">is_obj_people_rel</text:span></text:p>
          <text:p text:style-name="P2"><text:span text:style-name="T1">is_people_org_rel</text:span></text:p>
          <text:p text:style-name="P2"><text:span text:style-name="T1">...</text:span></text:p>
          <draw:enhanced-geometry svg:viewBox="0 0 21600 21600" draw:type="rectangle" draw:enhanced-path="M 0 0 L 21600 0 21600 21600 0 21600 0 0 Z N"/>
        </draw:custom-shape>
        <draw:custom-shape draw:style-name="gr43" draw:text-style-name="P11" xml:id="id13" draw:id="id13" draw:layer="layout" svg:width="4.064cm" svg:height="3.175cm" svg:x="15.212cm" svg:y="33.09cm">
          <text:p text:style-name="P5"><text:span text:style-name="T2">places</text:span></text:p>
          <text:p text:style-name="P5"><text:span text:style-name="T2">---</text:span></text:p>
          <text:p text:style-name="P5"><text:span text:style-name="T2">line1</text:span></text:p>
          <text:p text:style-name="P5"><text:span text:style-name="T2">line2</text:span></text:p>
          <text:p text:style-name="P5"><text:span text:style-name="T2">is_inaccurate</text:span></text:p>
          <draw:enhanced-geometry svg:viewBox="0 0 21600 21600" draw:type="rectangle" draw:enhanced-path="M 0 0 L 21600 0 21600 21600 0 21600 0 0 Z N"/>
        </draw:custom-shape>
        <draw:custom-shape draw:style-name="gr44" draw:text-style-name="P3" xml:id="id21" draw:id="id21" draw:layer="layout" svg:width="4.064cm" svg:height="2.905cm" svg:x="8.635cm" svg:y="33.247cm">
          <text:p text:style-name="P2"><text:span text:style-name="T1">coordinates</text:span></text:p>
          <text:p text:style-name="P2"><text:span text:style-name="T1">---</text:span></text:p>
          <text:p text:style-name="P2"><text:span text:style-name="T1">lat</text:span></text:p>
          <text:p text:style-name="P2"><text:span text:style-name="T1">long</text:span></text:p>
          <draw:enhanced-geometry svg:viewBox="0 0 21600 21600" draw:type="rectangle" draw:enhanced-path="M 0 0 L 21600 0 21600 21600 0 21600 0 0 Z N"/>
        </draw:custom-shape>
        <draw:custom-shape draw:style-name="gr45" draw:text-style-name="P9" xml:id="id22" draw:id="id22" draw:layer="layout" svg:width="4.587cm" svg:height="5.934cm" svg:x="23.002cm" svg:y="26.419cm">
          <text:p text:style-name="P2"><text:span text:style-name="T1">photos</text:span></text:p>
          <text:p text:style-name="P2"><text:span text:style-name="T1">---</text:span></text:p>
          <text:p text:style-name="P8"><text:span text:style-name="T8">edm_dataproviderIndex</text:span></text:p>
          <text:p text:style-name="P8"><text:span text:style-name="T8">allIndex</text:span></text:p>
          <text:p text:style-name="P8"><text:span text:style-name="T8">supplier_id</text:span></text:p>
          <text:p text:style-name="P8"><text:span text:style-name="T8">zeitraum</text:span></text:p>
          <text:p text:style-name="P8"><text:span text:style-name="T8">google_revcode</text:span></text:p>
          <text:p text:style-name="P8"><text:span text:style-name="T8">edm_licence</text:span></text:p>
          <text:p text:style-name="P8"><text:span text:style-name="T8">edm_watermark</text:span></text:p>
          <text:p text:style-name="P8"><text:span text:style-name="T8">edm_order</text:span></text:p>
          <text:p text:style-name="P8"><text:span text:style-name="T8">url_wikimedia</text:span></text:p>
          <text:p text:style-name="P8"><text:span text:style-name="T8">edm_notes</text:span></text:p>
          <text:p text:style-name="P8"><text:span text:style-name="T8">edm_condition</text:span></text:p>
          <text:p text:style-name="P8"><text:span text:style-name="T8">edm_author</text:span></text:p>
          <text:p text:style-name="P2"><text:span text:style-name="T8">edm_editing_date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type="curve" svg:x1="33.212cm" svg:y1="23.098cm" svg:x2="19.276cm" svg:y2="34.677cm" draw:start-shape="id9" draw:start-glue-point="2" draw:end-shape="id13" draw:end-glue-point="1" svg:d="M33212 23098c0 7720-4645 11579-13936 11579" svg:viewBox="0 0 13937 11580">
          <text:p/>
        </draw:connector>
        <draw:connector draw:style-name="gr46" draw:text-style-name="P1" draw:layer="layout" draw:type="curve" svg:x1="29.513cm" svg:y1="33.893cm" svg:x2="25.357cm" svg:y2="21.193cm" draw:start-shape="id18" draw:start-glue-point="0" draw:end-shape="id7" draw:end-glue-point="1" svg:d="M29513 33893c0-8467-1385-12700-4156-12700" svg:viewBox="0 0 4157 12701">
          <text:p/>
        </draw:connector>
        <draw:custom-shape draw:style-name="gr47" draw:text-style-name="P4" xml:id="id12" draw:id="id12" draw:layer="layout" svg:width="5.588cm" svg:height="1.27cm" svg:x="26.4cm" svg:y="24.622cm">
          <text:p text:style-name="P2"><text:span text:style-name="T1">objects_to_collections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type="line" svg:x1="31.487cm" svg:y1="2.651cm" svg:x2="28.178cm" svg:y2="14.354cm" draw:start-shape="id40" draw:start-glue-point="2" draw:end-shape="id4" draw:end-glue-point="0" svg:d="M31487 2651l-3309 11703" svg:viewBox="0 0 3310 11704">
          <text:p/>
        </draw:connector>
        <draw:connector draw:style-name="gr1" draw:text-style-name="P1" draw:layer="layout" draw:type="line" svg:x1="31.487cm" svg:y1="2.651cm" svg:x2="23.275cm" svg:y2="17.383cm" draw:start-shape="id40" draw:start-glue-point="2" draw:end-shape="id7" draw:end-glue-point="0" svg:d="M31487 2651l-8212 14732" svg:viewBox="0 0 8213 14733">
          <text:p/>
        </draw:connector>
        <draw:connector draw:style-name="gr1" draw:text-style-name="P1" draw:layer="layout" draw:type="line" svg:x1="31.487cm" svg:y1="2.651cm" svg:x2="32.855cm" svg:y2="6.85cm" draw:start-shape="id40" draw:start-glue-point="2" draw:end-shape="id10" draw:end-glue-point="0" svg:d="M31487 2651l1368 4199" svg:viewBox="0 0 1369 4200">
          <text:p/>
        </draw:connector>
        <draw:custom-shape draw:style-name="gr48" draw:text-style-name="P9" xml:id="id41" draw:id="id41" draw:layer="layout" svg:width="5.779cm" svg:height="3.397cm" svg:x="46.402cm" svg:y="14.219cm">
          <text:p text:style-name="P2"><text:span text:style-name="T1">Documentation_People</text:span></text:p>
          <text:p text:style-name="P2"><text:span text:style-name="T1">---</text:span></text:p>
          <text:p text:style-name="P8"><text:span text:style-name="T8">bestaende_user</text:span></text:p>
          <text:p text:style-name="P8"><text:span text:style-name="T8">bestaende_date</text:span></text:p>
          <text:p text:style-name="P8"><text:span text:style-name="T8">stammdaten_x</text:span></text:p>
          <text:p text:style-name="P8"><text:span text:style-name="T8">territory_belonging</text:span></text:p>
          <text:p text:style-name="P8"><text:span text:style-name="T8">interview_x</text:span></text:p>
          <text:p text:style-name="P8"><text:span text:style-name="T8">auszeichnungen_stip_x</text:span></text:p>
          <draw:enhanced-geometry svg:viewBox="0 0 21600 21600" draw:type="rectangle" draw:enhanced-path="M 0 0 L 21600 0 21600 21600 0 21600 0 0 Z N"/>
        </draw:custom-shape>
        <draw:custom-shape draw:style-name="gr49" draw:text-style-name="P9" xml:id="id42" draw:id="id42" draw:layer="layout" svg:width="5.779cm" svg:height="5.668cm" svg:x="46.402cm" svg:y="17.848cm">
          <text:p text:style-name="P2"><text:span text:style-name="T1">Documentation_Org[..]</text:span></text:p>
          <text:p text:style-name="P2"><text:span text:style-name="T1">---</text:span></text:p>
          <text:p text:style-name="P8"><text:span text:style-name="T8">stammdaten_x</text:span></text:p>
          <text:p text:style-name="P8"><text:span text:style-name="T8">ausstellung_x</text:span></text:p>
          <text:p text:style-name="P8"><text:span text:style-name="T8">sammlungsgeschichte_x</text:span></text:p>
          <text:p text:style-name="P8"><text:span text:style-name="T8">territory_belonging</text:span></text:p>
          <text:p text:style-name="P8"><text:span text:style-name="T8">interview_x</text:span></text:p>
          <text:p text:style-name="P8"><text:span text:style-name="T8">auszeichnungen_stip_x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type="line" svg:x1="46.402cm" svg:y1="15.917cm" svg:x2="44.434cm" svg:y2="20.558cm" draw:start-shape="id41" draw:start-glue-point="3" draw:end-shape="id39" draw:end-glue-point="1" svg:d="M46402 15917l-1968 4641" svg:viewBox="0 0 1969 4642">
          <text:p/>
        </draw:connector>
        <draw:connector draw:style-name="gr1" draw:text-style-name="P1" draw:layer="layout" draw:type="line" svg:x1="46.402cm" svg:y1="20.682cm" svg:x2="44.434cm" svg:y2="20.558cm" draw:start-shape="id42" draw:start-glue-point="3" draw:end-shape="id39" draw:end-glue-point="1" svg:d="M46402 20682l-1968-124" svg:viewBox="0 0 1969 125">
          <text:p/>
        </draw:connector>
        <draw:custom-shape draw:style-name="gr50" draw:text-style-name="P16" xml:id="id45" draw:id="id45" draw:layer="layout" svg:width="4.953cm" svg:height="2.286cm" svg:x="50.149cm" svg:y="3.413cm">
          <text:p text:style-name="P8"><text:span text:style-name="T2">tasks</text:span></text:p>
          <text:p text:style-name="P8"><text:span text:style-name="T2">---</text:span></text:p>
          <text:p text:style-name="P8"><text:span text:style-name="T2">name</text:span></text:p>
          <draw:enhanced-geometry svg:viewBox="0 0 21600 21600" draw:type="rectangle" draw:enhanced-path="M 0 0 L 21600 0 21600 21600 0 21600 0 0 Z N"/>
        </draw:custom-shape>
        <draw:custom-shape draw:style-name="gr51" draw:text-style-name="P7" draw:layer="layout" svg:width="3.944cm" svg:height="2.794cm" svg:x="52.435cm" svg:y="1.889cm">
          <text:p text:style-name="P6"><text:span text:style-name="T3">Kontaktieren,</text:span></text:p>
          <text:p text:style-name="P6"><text:span text:style-name="T3">Versand, Überprüfen,</text:span></text:p>
          <text:p text:style-name="P6"><text:span text:style-name="T3">Publizieren, Hat ok von </text:span></text:p>
          <text:p text:style-name="P8"><text:span text:style-name="T6">Institution, veröffentlich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16" xml:id="id44" draw:id="id44" draw:layer="layout" svg:width="4.953cm" svg:height="3.349cm" svg:x="50.149cm" svg:y="9.89cm">
          <text:p text:style-name="P8"><text:span text:style-name="T2">processes</text:span></text:p>
          <text:p text:style-name="P8"><text:span text:style-name="T2">---</text:span></text:p>
          <text:p text:style-name="P8"><text:span text:style-name="T2">organization_id</text:span></text:p>
          <text:p text:style-name="P8"><text:span text:style-name="T2">last_edited</text:span></text:p>
          <text:p text:style-name="P8"><text:span text:style-name="T2"/></text:p>
          <draw:enhanced-geometry svg:viewBox="0 0 21600 21600" draw:type="rectangle" draw:enhanced-path="M 0 0 L 21600 0 21600 21600 0 21600 0 0 Z N"/>
        </draw:custom-shape>
        <draw:custom-shape draw:style-name="gr53" draw:text-style-name="P4" xml:id="id43" draw:id="id43" draw:layer="layout" svg:width="4.831cm" svg:height="2.07cm" svg:x="50.179cm" svg:y="6.804cm">
          <text:p text:style-name="P2"><text:span text:style-name="T1">processes_to_tasks</text:span></text:p>
          <text:p text:style-name="P2"><text:span text:style-name="T1">---</text:span></text:p>
          <text:p text:style-name="P2"><text:span text:style-name="T1">is_done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type="line" svg:x1="52.594cm" svg:y1="8.874cm" svg:x2="52.625cm" svg:y2="9.89cm" draw:start-shape="id43" draw:start-glue-point="2" draw:end-shape="id44" draw:end-glue-point="0" svg:d="M52594 8874l31 1016" svg:viewBox="0 0 32 1017">
          <text:p/>
        </draw:connector>
        <draw:connector draw:style-name="gr1" draw:text-style-name="P1" draw:layer="layout" draw:type="line" svg:x1="52.594cm" svg:y1="6.804cm" svg:x2="52.625cm" svg:y2="5.699cm" draw:start-shape="id43" draw:start-glue-point="0" draw:end-shape="id45" draw:end-glue-point="2" svg:d="M52594 6804l31-1105" svg:viewBox="0 0 32 1106">
          <text:p/>
        </draw:connector>
        <draw:connector draw:style-name="gr1" draw:text-style-name="P1" draw:layer="layout" draw:type="line" svg:x1="50.149cm" svg:y1="11.564cm" svg:x2="34.782cm" svg:y2="10.338cm" draw:start-shape="id44" draw:start-glue-point="3" draw:end-shape="id10" draw:end-glue-point="1" svg:d="M50149 11564l-15367-1226" svg:viewBox="0 0 15368 1227">
          <text:p/>
        </draw:connector>
        <draw:custom-shape draw:style-name="gr21" draw:text-style-name="P12" xml:id="id48" draw:id="id48" draw:layer="layout" svg:width="3.956cm" svg:height="3.553cm" svg:x="32.189cm" svg:y="32.905cm">
          <text:p text:style-name="P5"><text:span text:style-name="T2">people_acl</text:span></text:p>
          <text:p text:style-name="P5"><text:span text:style-name="T2">---</text:span></text:p>
          <text:p text:style-name="P5"><text:span text:style-name="T2">user_id</text:span></text:p>
          <text:p text:style-name="P5"><text:span text:style-name="T2">group_id</text:span></text:p>
          <text:p text:style-name="P5"><text:span text:style-name="T2">people_id</text:span></text:p>
          <text:p text:style-name="P5"><text:span text:style-name="T2">access_level</text:span></text:p>
          <draw:enhanced-geometry svg:viewBox="0 0 21600 21600" draw:type="rectangle" draw:enhanced-path="M 0 0 L 21600 0 21600 21600 0 21600 0 0 Z N"/>
        </draw:custom-shape>
        <draw:custom-shape draw:style-name="gr21" draw:text-style-name="P12" xml:id="id46" draw:id="id46" draw:layer="layout" svg:width="3.956cm" svg:height="3.553cm" svg:x="32.189cm" svg:y="36.905cm">
          <text:p text:style-name="P5"><text:span text:style-name="T2">organization_acl</text:span></text:p>
          <text:p text:style-name="P5"><text:span text:style-name="T2">---</text:span></text:p>
          <text:p text:style-name="P5"><text:span text:style-name="T2">user_id</text:span></text:p>
          <text:p text:style-name="P5"><text:span text:style-name="T2">group_id</text:span></text:p>
          <text:p text:style-name="P5"><text:span text:style-name="T2">people_id</text:span></text:p>
          <text:p text:style-name="P5"><text:span text:style-name="T2">access_level</text:span></text:p>
          <draw:enhanced-geometry svg:viewBox="0 0 21600 21600" draw:type="rectangle" draw:enhanced-path="M 0 0 L 21600 0 21600 21600 0 21600 0 0 Z N"/>
        </draw:custom-shape>
        <draw:connector draw:style-name="gr54" draw:text-style-name="P1" draw:layer="layout" draw:type="line" svg:x1="36.145cm" svg:y1="38.681cm" svg:x2="38.77cm" svg:y2="34.653cm" draw:start-shape="id46" draw:start-glue-point="1" draw:end-shape="id47" draw:end-glue-point="2" svg:d="M36145 38681l2625-4028" svg:viewBox="0 0 2626 4029">
          <text:p/>
        </draw:connector>
        <draw:connector draw:style-name="gr54" draw:text-style-name="P1" draw:layer="layout" draw:type="line" svg:x1="36.145cm" svg:y1="34.681cm" svg:x2="38.77cm" svg:y2="34.653cm" draw:start-shape="id48" draw:start-glue-point="1" draw:end-shape="id47" draw:end-glue-point="2" svg:d="M36145 34681l2625-28" svg:viewBox="0 0 2626 29">
          <text:p/>
        </draw:connector>
        <draw:connector draw:style-name="gr54" draw:text-style-name="P1" draw:layer="layout" draw:type="line" svg:x1="36.145cm" svg:y1="30.681cm" svg:x2="38.77cm" svg:y2="34.653cm" draw:start-shape="id49" draw:start-glue-point="1" draw:end-shape="id47" draw:end-glue-point="2" svg:d="M36145 30681l2625 3972" svg:viewBox="0 0 2626 3973">
          <text:p/>
        </draw:connector>
        <draw:connector draw:style-name="gr1" draw:text-style-name="P1" draw:layer="layout" draw:type="line" svg:x1="38.77cm" svg:y1="34.653cm" svg:x2="42.872cm" svg:y2="30.757cm" draw:end-shape="id2" draw:end-glue-point="3" svg:d="M38770 34653l4102-3896" svg:viewBox="0 0 4103 3897">
          <text:p/>
        </draw:connector>
        <draw:connector draw:style-name="gr1" draw:text-style-name="P1" draw:layer="layout" draw:type="line" svg:x1="38.77cm" svg:y1="34.653cm" svg:x2="42.872cm" svg:y2="34.67cm" draw:end-shape="id33" draw:end-glue-point="3" svg:d="M38770 34653l4102 17" svg:viewBox="0 0 4103 18">
          <text:p/>
        </draw:connector>
        <draw:connector draw:style-name="gr1" draw:text-style-name="P1" xml:id="id47" draw:id="id47" draw:layer="layout" draw:type="line" svg:x1="38.77cm" svg:y1="34.653cm" svg:x2="42.983cm" svg:y2="37.333cm" draw:end-shape="id50" draw:end-glue-point="3" svg:d="M38770 34653l4213 2680" svg:viewBox="0 0 4214 2681">
          <text:p/>
        </draw:connector>
        <draw:connector draw:style-name="gr1" draw:text-style-name="P1" draw:layer="layout" draw:type="line" svg:x1="34.167cm" svg:y1="28.905cm" svg:x2="33.212cm" svg:y2="23.098cm" draw:start-shape="id49" draw:start-glue-point="0" draw:end-shape="id9" draw:end-glue-point="2" svg:d="M34167 28905l-955-5807" svg:viewBox="0 0 956 5808">
          <text:p/>
        </draw:connector>
        <draw:custom-shape draw:style-name="gr55" draw:text-style-name="P3" xml:id="id1" draw:id="id1" draw:layer="layout" svg:width="3.397cm" svg:height="4.445cm" svg:x="43.418cm" svg:y="9.509cm">
          <text:p text:style-name="P2"><text:span text:style-name="T1">contacts</text:span></text:p>
          <text:p text:style-name="P2"><text:span text:style-name="T1">---</text:span></text:p>
          <text:p text:style-name="P2"><text:span text:style-name="T1">name</text:span></text:p>
          <text:p text:style-name="P2"><text:span text:style-name="T1">email</text:span></text:p>
          <text:p text:style-name="P2"><text:span text:style-name="T1">tel</text:span></text:p>
          <text:p text:style-name="P2"><text:span text:style-name="T1">fax</text:span></text:p>
          <text:p text:style-name="P2"><text:span text:style-name="T1">notes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type="line" svg:x1="43.418cm" svg:y1="11.731cm" svg:x2="34.782cm" svg:y2="10.338cm" draw:start-shape="id1" draw:start-glue-point="3" draw:end-shape="id10" draw:end-glue-point="1" svg:d="M43418 11731l-8636-1393" svg:viewBox="0 0 8637 139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JP Regular" style:font-family-asian="'Noto Sans CJK JP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59.411cm" fo:page-height="42.0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28T15:51:33.004738770</meta:creation-date>
    <dc:date>2019-04-04T16:30:37.887391046</dc:date>
    <meta:editing-duration>PT7H37M3S</meta:editing-duration>
    <meta:editing-cycles>91</meta:editing-cycles>
    <meta:generator>LibreOffice/6.2.2.2$Linux_X86_64 LibreOffice_project/5daaa0e719eb4f073b63de04e0910785ad81fe7a</meta:generator>
    <meta:document-statistic meta:object-count="130"/>
  </office:meta>
</office:document-meta>
</file>